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4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3738" calcext:value-type="float">
            <text:p>0.443738</text:p>
          </table:table-cell>
          <table:table-cell table:formula="of:=1-[.C3]" office:value-type="float" office:value="0.556262" calcext:value-type="float">
            <text:p>0.55626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430404" calcext:value-type="float">
            <text:p>0.430404</text:p>
          </table:table-cell>
          <table:table-cell table:formula="of:=1-[.G3]" office:value-type="float" office:value="0.569596" calcext:value-type="float">
            <text:p>0.569596</text:p>
          </table:table-cell>
          <table:table-cell office:value-type="float" office:value="0.422575" calcext:value-type="float">
            <text:p>0.422575</text:p>
          </table:table-cell>
          <table:table-cell table:formula="of:=1-[.I3]" office:value-type="float" office:value="0.577425" calcext:value-type="float">
            <text:p>0.577425</text:p>
          </table:table-cell>
          <table:table-cell office:value-type="float" office:value="0.440216" calcext:value-type="float">
            <text:p>0.440216</text:p>
          </table:table-cell>
          <table:table-cell table:formula="of:=1-[.K3]" office:value-type="float" office:value="0.559784" calcext:value-type="float">
            <text:p>0.559784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1783" calcext:value-type="float">
            <text:p>0.31783</text:p>
          </table:table-cell>
          <table:table-cell table:formula="of:=1-[.C4]" office:value-type="float" office:value="0.68217" calcext:value-type="float">
            <text:p>0.68217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320472" calcext:value-type="float">
            <text:p>0.320472</text:p>
          </table:table-cell>
          <table:table-cell table:formula="of:=1-[.G4]" office:value-type="float" office:value="0.679528" calcext:value-type="float">
            <text:p>0.679528</text:p>
          </table:table-cell>
          <table:table-cell office:value-type="float" office:value="0.310573" calcext:value-type="float">
            <text:p>0.310573</text:p>
          </table:table-cell>
          <table:table-cell table:formula="of:=1-[.I4]" office:value-type="float" office:value="0.689427" calcext:value-type="float">
            <text:p>0.689427</text:p>
          </table:table-cell>
          <table:table-cell office:value-type="float" office:value="0.327184" calcext:value-type="float">
            <text:p>0.327184</text:p>
          </table:table-cell>
          <table:table-cell table:formula="of:=1-[.K4]" office:value-type="float" office:value="0.672816" calcext:value-type="float">
            <text:p>0.672816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-[.O4]" office:value-type="float" office:value="0.452768" calcext:value-type="float">
            <text:p>0.4527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71989" calcext:value-type="float">
            <text:p>0.0171989</text:p>
          </table:table-cell>
          <table:table-cell table:formula="of:=1-[.C5]" office:value-type="float" office:value="0.9828011" calcext:value-type="float">
            <text:p>0.9828011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-0.00275819" calcext:value-type="float">
            <text:p>-0.00275819</text:p>
          </table:table-cell>
          <table:table-cell table:formula="of:=1-[.G5]" office:value-type="float" office:value="1.00275819" calcext:value-type="float">
            <text:p>1.00275819</text:p>
          </table:table-cell>
          <table:table-cell office:value-type="float" office:value="-0.00290668" calcext:value-type="float">
            <text:p>-0.00290668</text:p>
          </table:table-cell>
          <table:table-cell table:formula="of:=1-[.I5]" office:value-type="float" office:value="1.00290668" calcext:value-type="float">
            <text:p>1.00290668</text:p>
          </table:table-cell>
          <table:table-cell office:value-type="float" office:value="0.00280505" calcext:value-type="float">
            <text:p>0.00280505</text:p>
          </table:table-cell>
          <table:table-cell table:formula="of:=1-[.K5]" office:value-type="float" office:value="0.99719495" calcext:value-type="float">
            <text:p>0.9971949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-[.O5]" office:value-type="float" office:value="0.507212" calcext:value-type="float">
            <text:p>0.507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14186" calcext:value-type="float">
            <text:p>0.214186</text:p>
          </table:table-cell>
          <table:table-cell table:formula="of:=1-[.C6]" office:value-type="float" office:value="0.785814" calcext:value-type="float">
            <text:p>0.785814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208831" calcext:value-type="float">
            <text:p>0.208831</text:p>
          </table:table-cell>
          <table:table-cell table:formula="of:=1-[.G6]" office:value-type="float" office:value="0.791169" calcext:value-type="float">
            <text:p>0.791169</text:p>
          </table:table-cell>
          <table:table-cell office:value-type="float" office:value="0.196429" calcext:value-type="float">
            <text:p>0.196429</text:p>
          </table:table-cell>
          <table:table-cell table:formula="of:=1-[.I6]" office:value-type="float" office:value="0.803571" calcext:value-type="float">
            <text:p>0.803571</text:p>
          </table:table-cell>
          <table:table-cell office:value-type="float" office:value="0.214363" calcext:value-type="float">
            <text:p>0.214363</text:p>
          </table:table-cell>
          <table:table-cell table:formula="of:=1-[.K6]" office:value-type="float" office:value="0.785637" calcext:value-type="float">
            <text:p>0.785637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-[.O6]" office:value-type="float" office:value="0.593985" calcext:value-type="float">
            <text:p>0.5939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41157" calcext:value-type="float">
            <text:p>0.441157</text:p>
          </table:table-cell>
          <table:table-cell table:formula="of:=1-[.C7]" office:value-type="float" office:value="0.558843" calcext:value-type="float">
            <text:p>0.5588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414814" calcext:value-type="float">
            <text:p>0.414814</text:p>
          </table:table-cell>
          <table:table-cell table:formula="of:=1-[.G7]" office:value-type="float" office:value="0.585186" calcext:value-type="float">
            <text:p>0.585186</text:p>
          </table:table-cell>
          <table:table-cell office:value-type="float" office:value="0.395152" calcext:value-type="float">
            <text:p>0.395152</text:p>
          </table:table-cell>
          <table:table-cell table:formula="of:=1-[.I7]" office:value-type="float" office:value="0.604848" calcext:value-type="float">
            <text:p>0.604848</text:p>
          </table:table-cell>
          <table:table-cell office:value-type="float" office:value="0.419595" calcext:value-type="float">
            <text:p>0.419595</text:p>
          </table:table-cell>
          <table:table-cell table:formula="of:=1-[.K7]" office:value-type="float" office:value="0.580405" calcext:value-type="float">
            <text:p>0.580405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-[.O7]" office:value-type="float" office:value="0.40281" calcext:value-type="float">
            <text:p>0.40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905" calcext:value-type="float">
            <text:p>0.358905</text:p>
          </table:table-cell>
          <table:table-cell table:formula="of:=1-[.C8]" office:value-type="float" office:value="0.641095" calcext:value-type="float">
            <text:p>0.641095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346829" calcext:value-type="float">
            <text:p>0.346829</text:p>
          </table:table-cell>
          <table:table-cell table:formula="of:=1-[.G8]" office:value-type="float" office:value="0.653171" calcext:value-type="float">
            <text:p>0.653171</text:p>
          </table:table-cell>
          <table:table-cell office:value-type="float" office:value="0.335255" calcext:value-type="float">
            <text:p>0.335255</text:p>
          </table:table-cell>
          <table:table-cell table:formula="of:=1-[.I8]" office:value-type="float" office:value="0.664745" calcext:value-type="float">
            <text:p>0.664745</text:p>
          </table:table-cell>
          <table:table-cell office:value-type="float" office:value="0.353533" calcext:value-type="float">
            <text:p>0.353533</text:p>
          </table:table-cell>
          <table:table-cell table:formula="of:=1-[.K8]" office:value-type="float" office:value="0.646467" calcext:value-type="float">
            <text:p>0.646467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-[.O8]" office:value-type="float" office:value="0.45464" calcext:value-type="float">
            <text:p>0.45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8872" calcext:value-type="float">
            <text:p>0.418872</text:p>
          </table:table-cell>
          <table:table-cell table:formula="of:=1-[.C9]" office:value-type="float" office:value="0.581128" calcext:value-type="float">
            <text:p>0.58112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405313" calcext:value-type="float">
            <text:p>0.405313</text:p>
          </table:table-cell>
          <table:table-cell table:formula="of:=1-[.G9]" office:value-type="float" office:value="0.594687" calcext:value-type="float">
            <text:p>0.594687</text:p>
          </table:table-cell>
          <table:table-cell office:value-type="float" office:value="0.401745" calcext:value-type="float">
            <text:p>0.401745</text:p>
          </table:table-cell>
          <table:table-cell table:formula="of:=1-[.I9]" office:value-type="float" office:value="0.598255" calcext:value-type="float">
            <text:p>0.598255</text:p>
          </table:table-cell>
          <table:table-cell office:value-type="float" office:value="0.40663" calcext:value-type="float">
            <text:p>0.40663</text:p>
          </table:table-cell>
          <table:table-cell table:formula="of:=1-[.K9]" office:value-type="float" office:value="0.59337" calcext:value-type="float">
            <text:p>0.5933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-[.O9]" office:value-type="float" office:value="0.493947" calcext:value-type="float">
            <text:p>0.49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4718" calcext:value-type="float">
            <text:p>0.274718</text:p>
          </table:table-cell>
          <table:table-cell table:formula="of:=1-[.C10]" office:value-type="float" office:value="0.725282" calcext:value-type="float">
            <text:p>0.725282</text:p>
          </table:table-cell>
          <table:table-cell office:value-type="float" office:value="0.505626" calcext:value-type="float">
            <text:p>0.505626</text:p>
          </table:table-cell>
          <table:table-cell table:formula="of:=1-[.E10]" office:value-type="float" office:value="0.494374" calcext:value-type="float">
            <text:p>0.494374</text:p>
          </table:table-cell>
          <table:table-cell office:value-type="float" office:value="0.263721" calcext:value-type="float">
            <text:p>0.263721</text:p>
          </table:table-cell>
          <table:table-cell table:formula="of:=1-[.G10]" office:value-type="float" office:value="0.736279" calcext:value-type="float">
            <text:p>0.736279</text:p>
          </table:table-cell>
          <table:table-cell office:value-type="float" office:value="0.259408" calcext:value-type="float">
            <text:p>0.259408</text:p>
          </table:table-cell>
          <table:table-cell table:formula="of:=1-[.I10]" office:value-type="float" office:value="0.740592" calcext:value-type="float">
            <text:p>0.740592</text:p>
          </table:table-cell>
          <table:table-cell office:value-type="float" office:value="0.268065" calcext:value-type="float">
            <text:p>0.268065</text:p>
          </table:table-cell>
          <table:table-cell table:formula="of:=1-[.K10]" office:value-type="float" office:value="0.731935" calcext:value-type="float">
            <text:p>0.731935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-[.O10]"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081" calcext:value-type="float">
            <text:p>0.654081</text:p>
          </table:table-cell>
          <table:table-cell table:formula="of:=1-[.C11]" office:value-type="float" office:value="0.345919" calcext:value-type="float">
            <text:p>0.345919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19178" calcext:value-type="float">
            <text:p>0.619178</text:p>
          </table:table-cell>
          <table:table-cell table:formula="of:=1-[.G11]" office:value-type="float" office:value="0.380822" calcext:value-type="float">
            <text:p>0.380822</text:p>
          </table:table-cell>
          <table:table-cell office:value-type="float" office:value="0.605619" calcext:value-type="float">
            <text:p>0.605619</text:p>
          </table:table-cell>
          <table:table-cell table:formula="of:=1-[.I11]" office:value-type="float" office:value="0.394381" calcext:value-type="float">
            <text:p>0.394381</text:p>
          </table:table-cell>
          <table:table-cell office:value-type="float" office:value="0.616963" calcext:value-type="float">
            <text:p>0.616963</text:p>
          </table:table-cell>
          <table:table-cell table:formula="of:=1-[.K11]" office:value-type="float" office:value="0.383037" calcext:value-type="float">
            <text:p>0.383037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-[.O11]" office:value-type="float" office:value="0.292964" calcext:value-type="float">
            <text:p>0.2929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6144" calcext:value-type="float">
            <text:p>0.646144</text:p>
          </table:table-cell>
          <table:table-cell table:formula="of:=1-[.C12]" office:value-type="float" office:value="0.353856" calcext:value-type="float">
            <text:p>0.353856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17797" calcext:value-type="float">
            <text:p>0.617797</text:p>
          </table:table-cell>
          <table:table-cell table:formula="of:=1-[.G12]" office:value-type="float" office:value="0.382203" calcext:value-type="float">
            <text:p>0.382203</text:p>
          </table:table-cell>
          <table:table-cell office:value-type="float" office:value="0.605286" calcext:value-type="float">
            <text:p>0.605286</text:p>
          </table:table-cell>
          <table:table-cell table:formula="of:=1-[.I12]" office:value-type="float" office:value="0.394714" calcext:value-type="float">
            <text:p>0.394714</text:p>
          </table:table-cell>
          <table:table-cell office:value-type="float" office:value="0.628536" calcext:value-type="float">
            <text:p>0.628536</text:p>
          </table:table-cell>
          <table:table-cell table:formula="of:=1-[.K12]" office:value-type="float" office:value="0.371464" calcext:value-type="float">
            <text:p>0.37146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119" calcext:value-type="float">
            <text:p>0.13119</text:p>
          </table:table-cell>
          <table:table-cell table:formula="of:=1-[.C13]" office:value-type="float" office:value="0.86881" calcext:value-type="float">
            <text:p>0.86881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153583" calcext:value-type="float">
            <text:p>0.153583</text:p>
          </table:table-cell>
          <table:table-cell table:formula="of:=1-[.G13]" office:value-type="float" office:value="0.846417" calcext:value-type="float">
            <text:p>0.846417</text:p>
          </table:table-cell>
          <table:table-cell office:value-type="float" office:value="0.145413" calcext:value-type="float">
            <text:p>0.145413</text:p>
          </table:table-cell>
          <table:table-cell table:formula="of:=1-[.I13]" office:value-type="float" office:value="0.854587" calcext:value-type="float">
            <text:p>0.854587</text:p>
          </table:table-cell>
          <table:table-cell office:value-type="float" office:value="0.184946" calcext:value-type="float">
            <text:p>0.184946</text:p>
          </table:table-cell>
          <table:table-cell table:formula="of:=1-[.K13]" office:value-type="float" office:value="0.815054" calcext:value-type="float">
            <text:p>0.815054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-[.O13]" office:value-type="float" office:value="0.415216" calcext:value-type="float">
            <text:p>0.415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2706" calcext:value-type="float">
            <text:p>0.542706</text:p>
          </table:table-cell>
          <table:table-cell table:formula="of:=1-[.C14]" office:value-type="float" office:value="0.457294" calcext:value-type="float">
            <text:p>0.457294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49787" calcext:value-type="float">
            <text:p>0.49787</text:p>
          </table:table-cell>
          <table:table-cell table:formula="of:=1-[.G14]" office:value-type="float" office:value="0.50213" calcext:value-type="float">
            <text:p>0.50213</text:p>
          </table:table-cell>
          <table:table-cell office:value-type="float" office:value="0.480253" calcext:value-type="float">
            <text:p>0.480253</text:p>
          </table:table-cell>
          <table:table-cell table:formula="of:=1-[.I14]" office:value-type="float" office:value="0.519747" calcext:value-type="float">
            <text:p>0.519747</text:p>
          </table:table-cell>
          <table:table-cell office:value-type="float" office:value="0.494203" calcext:value-type="float">
            <text:p>0.494203</text:p>
          </table:table-cell>
          <table:table-cell table:formula="of:=1-[.K14]" office:value-type="float" office:value="0.505797" calcext:value-type="float">
            <text:p>0.505797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-[.O14]" office:value-type="float" office:value="0.445353" calcext:value-type="float">
            <text:p>0.4453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10520756290507" calcext:value-type="float">
            <text:p>0.1105207563</text:p>
          </table:table-cell>
          <table:table-cell table:style-name="ce1" table:formula="of:=CORREL([.B3:.B14];[.D3:.D14])" office:value-type="float" office:value="-0.110520756290507" calcext:value-type="float">
            <text:p>-0.1105207563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19487008501248" calcext:value-type="float">
            <text:p>0.3194870085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-0.123770123258965" calcext:value-type="float">
            <text:p>-0.1237701233</text:p>
          </table:table-cell>
          <table:table-cell table:style-name="ce2" table:formula="of:=CORREL([.B3:.B14];[.I3:.I14])" office:value-type="float" office:value="0.121892191040583" calcext:value-type="float">
            <text:p>0.121892191</text:p>
          </table:table-cell>
          <table:table-cell table:style-name="ce1" table:formula="of:=CORREL([.B3:.B14];[.J3:.J14])" office:value-type="float" office:value="-0.121892191040583" calcext:value-type="float">
            <text:p>-0.121892191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12193427042222" calcext:value-type="float">
            <text:p>-0.1219342704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21573" calcext:value-type="float">
            <text:p>0.221573</text:p>
          </table:table-cell>
          <table:table-cell table:formula="of:=1-[.C18]" office:value-type="float" office:value="0.778427" calcext:value-type="float">
            <text:p>0.778427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2193" calcext:value-type="float">
            <text:p>0.2193</text:p>
          </table:table-cell>
          <table:table-cell table:formula="of:=1-[.G18]" office:value-type="float" office:value="0.7807" calcext:value-type="float">
            <text:p>0.7807</text:p>
          </table:table-cell>
          <table:table-cell office:value-type="float" office:value="0.197574" calcext:value-type="float">
            <text:p>0.197574</text:p>
          </table:table-cell>
          <table:table-cell table:formula="of:=1-[.I18]" office:value-type="float" office:value="0.802426" calcext:value-type="float">
            <text:p>0.802426</text:p>
          </table:table-cell>
          <table:table-cell office:value-type="float" office:value="0.255847" calcext:value-type="float">
            <text:p>0.255847</text:p>
          </table:table-cell>
          <table:table-cell table:formula="of:=1-[.K18]" office:value-type="float" office:value="0.744153" calcext:value-type="float">
            <text:p>0.74415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-[.O18]" office:value-type="float" office:value="0.625647" calcext:value-type="float">
            <text:p>0.625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27299" calcext:value-type="float">
            <text:p>0.227299</text:p>
          </table:table-cell>
          <table:table-cell table:formula="of:=1-[.C19]" office:value-type="float" office:value="0.772701" calcext:value-type="float">
            <text:p>0.772701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201529" calcext:value-type="float">
            <text:p>0.201529</text:p>
          </table:table-cell>
          <table:table-cell table:formula="of:=1-[.G19]" office:value-type="float" office:value="0.798471" calcext:value-type="float">
            <text:p>0.798471</text:p>
          </table:table-cell>
          <table:table-cell office:value-type="float" office:value="0.20289" calcext:value-type="float">
            <text:p>0.20289</text:p>
          </table:table-cell>
          <table:table-cell table:formula="of:=1-[.I19]" office:value-type="float" office:value="0.79711" calcext:value-type="float">
            <text:p>0.79711</text:p>
          </table:table-cell>
          <table:table-cell office:value-type="float" office:value="0.254499" calcext:value-type="float">
            <text:p>0.254499</text:p>
          </table:table-cell>
          <table:table-cell table:formula="of:=1-[.K19]" office:value-type="float" office:value="0.745501" calcext:value-type="float">
            <text:p>0.745501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-[.O19]" office:value-type="float" office:value="0.560222" calcext:value-type="float">
            <text:p>0.560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98367" calcext:value-type="float">
            <text:p>0.298367</text:p>
          </table:table-cell>
          <table:table-cell table:formula="of:=1-[.C20]" office:value-type="float" office:value="0.701633" calcext:value-type="float">
            <text:p>0.701633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284399" calcext:value-type="float">
            <text:p>0.284399</text:p>
          </table:table-cell>
          <table:table-cell table:formula="of:=1-[.G20]" office:value-type="float" office:value="0.715601" calcext:value-type="float">
            <text:p>0.715601</text:p>
          </table:table-cell>
          <table:table-cell office:value-type="float" office:value="0.295311" calcext:value-type="float">
            <text:p>0.295311</text:p>
          </table:table-cell>
          <table:table-cell table:formula="of:=1-[.I20]" office:value-type="float" office:value="0.704689" calcext:value-type="float">
            <text:p>0.704689</text:p>
          </table:table-cell>
          <table:table-cell office:value-type="float" office:value="0.31498" calcext:value-type="float">
            <text:p>0.31498</text:p>
          </table:table-cell>
          <table:table-cell table:formula="of:=1-[.K20]" office:value-type="float" office:value="0.68502" calcext:value-type="float">
            <text:p>0.68502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-[.O20]" office:value-type="float" office:value="0.555028" calcext:value-type="float">
            <text:p>0.555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2707" calcext:value-type="float">
            <text:p>0.622707</text:p>
          </table:table-cell>
          <table:table-cell table:formula="of:=1-[.C21]" office:value-type="float" office:value="0.377293" calcext:value-type="float">
            <text:p>0.377293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10905" calcext:value-type="float">
            <text:p>0.610905</text:p>
          </table:table-cell>
          <table:table-cell table:formula="of:=1-[.G21]" office:value-type="float" office:value="0.389095" calcext:value-type="float">
            <text:p>0.389095</text:p>
          </table:table-cell>
          <table:table-cell office:value-type="float" office:value="0.603073" calcext:value-type="float">
            <text:p>0.603073</text:p>
          </table:table-cell>
          <table:table-cell table:formula="of:=1-[.I21]" office:value-type="float" office:value="0.396927" calcext:value-type="float">
            <text:p>0.396927</text:p>
          </table:table-cell>
          <table:table-cell office:value-type="float" office:value="0.611532" calcext:value-type="float">
            <text:p>0.611532</text:p>
          </table:table-cell>
          <table:table-cell table:formula="of:=1-[.K21]" office:value-type="float" office:value="0.388468" calcext:value-type="float">
            <text:p>0.38846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42877" calcext:value-type="float">
            <text:p>0.642877</text:p>
          </table:table-cell>
          <table:table-cell table:formula="of:=1-[.C24]" office:value-type="float" office:value="0.357123" calcext:value-type="float">
            <text:p>0.357123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598225" calcext:value-type="float">
            <text:p>0.598225</text:p>
          </table:table-cell>
          <table:table-cell table:formula="of:=1-[.G24]" office:value-type="float" office:value="0.401775" calcext:value-type="float">
            <text:p>0.401775</text:p>
          </table:table-cell>
          <table:table-cell office:value-type="float" office:value="0.585366" calcext:value-type="float">
            <text:p>0.585366</text:p>
          </table:table-cell>
          <table:table-cell table:formula="of:=1-[.I24]" office:value-type="float" office:value="0.414634" calcext:value-type="float">
            <text:p>0.414634</text:p>
          </table:table-cell>
          <table:table-cell office:value-type="float" office:value="0.597868" calcext:value-type="float">
            <text:p>0.597868</text:p>
          </table:table-cell>
          <table:table-cell table:formula="of:=1-[.K24]" office:value-type="float" office:value="0.402132" calcext:value-type="float">
            <text:p>0.402132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-[.O24]" office:value-type="float" office:value="0.366671" calcext:value-type="float">
            <text:p>0.366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21933" calcext:value-type="float">
            <text:p>0.621933</text:p>
          </table:table-cell>
          <table:table-cell table:formula="of:=1-[.C25]" office:value-type="float" office:value="0.378067" calcext:value-type="float">
            <text:p>0.378067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58013" calcext:value-type="float">
            <text:p>0.58013</text:p>
          </table:table-cell>
          <table:table-cell table:formula="of:=1-[.G25]" office:value-type="float" office:value="0.41987" calcext:value-type="float">
            <text:p>0.41987</text:p>
          </table:table-cell>
          <table:table-cell office:value-type="float" office:value="0.567159" calcext:value-type="float">
            <text:p>0.567159</text:p>
          </table:table-cell>
          <table:table-cell table:formula="of:=1-[.I25]" office:value-type="float" office:value="0.432841" calcext:value-type="float">
            <text:p>0.432841</text:p>
          </table:table-cell>
          <table:table-cell office:value-type="float" office:value="0.577992" calcext:value-type="float">
            <text:p>0.577992</text:p>
          </table:table-cell>
          <table:table-cell table:formula="of:=1-[.K25]" office:value-type="float" office:value="0.422008" calcext:value-type="float">
            <text:p>0.422008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3791" calcext:value-type="float">
            <text:p>0.673791</text:p>
          </table:table-cell>
          <table:table-cell table:formula="of:=1-[.C26]" office:value-type="float" office:value="0.326209" calcext:value-type="float">
            <text:p>0.326209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54908" calcext:value-type="float">
            <text:p>0.654908</text:p>
          </table:table-cell>
          <table:table-cell table:formula="of:=1-[.G26]" office:value-type="float" office:value="0.345092" calcext:value-type="float">
            <text:p>0.345092</text:p>
          </table:table-cell>
          <table:table-cell office:value-type="float" office:value="0.653396" calcext:value-type="float">
            <text:p>0.653396</text:p>
          </table:table-cell>
          <table:table-cell table:formula="of:=1-[.I26]" office:value-type="float" office:value="0.346604" calcext:value-type="float">
            <text:p>0.346604</text:p>
          </table:table-cell>
          <table:table-cell office:value-type="float" office:value="0.657183" calcext:value-type="float">
            <text:p>0.657183</text:p>
          </table:table-cell>
          <table:table-cell table:formula="of:=1-[.K26]" office:value-type="float" office:value="0.342817" calcext:value-type="float">
            <text:p>0.34281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158303" calcext:value-type="float">
            <text:p>0.158303</text:p>
          </table:table-cell>
          <table:table-cell table:formula="of:=1-[.C27]" office:value-type="float" office:value="0.841697" calcext:value-type="float">
            <text:p>0.841697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150966" calcext:value-type="float">
            <text:p>0.150966</text:p>
          </table:table-cell>
          <table:table-cell table:formula="of:=1-[.G27]" office:value-type="float" office:value="0.849034" calcext:value-type="float">
            <text:p>0.849034</text:p>
          </table:table-cell>
          <table:table-cell office:value-type="float" office:value="0.150392" calcext:value-type="float">
            <text:p>0.150392</text:p>
          </table:table-cell>
          <table:table-cell table:formula="of:=1-[.I27]" office:value-type="float" office:value="0.849608" calcext:value-type="float">
            <text:p>0.849608</text:p>
          </table:table-cell>
          <table:table-cell office:value-type="float" office:value="0.159377" calcext:value-type="float">
            <text:p>0.159377</text:p>
          </table:table-cell>
          <table:table-cell table:formula="of:=1-[.K27]" office:value-type="float" office:value="0.840623" calcext:value-type="float">
            <text:p>0.84062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-[.O27]" office:value-type="float" office:value="0.610085" calcext:value-type="float">
            <text:p>0.6100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4398" calcext:value-type="float">
            <text:p>0.414398</text:p>
          </table:table-cell>
          <table:table-cell table:formula="of:=1-[.C28]" office:value-type="float" office:value="0.585602" calcext:value-type="float">
            <text:p>0.585602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408773" calcext:value-type="float">
            <text:p>0.408773</text:p>
          </table:table-cell>
          <table:table-cell table:formula="of:=1-[.G28]" office:value-type="float" office:value="0.591227" calcext:value-type="float">
            <text:p>0.591227</text:p>
          </table:table-cell>
          <table:table-cell office:value-type="float" office:value="0.405495" calcext:value-type="float">
            <text:p>0.405495</text:p>
          </table:table-cell>
          <table:table-cell table:formula="of:=1-[.I28]" office:value-type="float" office:value="0.594505" calcext:value-type="float">
            <text:p>0.594505</text:p>
          </table:table-cell>
          <table:table-cell office:value-type="float" office:value="0.416645" calcext:value-type="float">
            <text:p>0.416645</text:p>
          </table:table-cell>
          <table:table-cell table:formula="of:=1-[.K28]" office:value-type="float" office:value="0.583355" calcext:value-type="float">
            <text:p>0.58335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-[.O28]" office:value-type="float" office:value="0.532032" calcext:value-type="float">
            <text:p>0.5320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6330086620755" calcext:value-type="float">
            <text:p>-0.8163300866</text:p>
          </table:table-cell>
          <table:table-cell table:style-name="ce1" table:formula="of:=CORREL([.B17:.B28];[.D17:.D28])" office:value-type="float" office:value="0.816330086620755" calcext:value-type="float">
            <text:p>0.8163300866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810412858938133" calcext:value-type="float">
            <text:p>0.8104128589</text:p>
          </table:table-cell>
          <table:table-cell table:style-name="ce2" table:formula="of:=CORREL([.B17:.B28];[.I17:.I28])" office:value-type="float" office:value="-0.804155499841337" calcext:value-type="float">
            <text:p>-0.8041554998</text:p>
          </table:table-cell>
          <table:table-cell table:style-name="ce1" table:formula="of:=CORREL([.B17:.B28];[.J17:.J28])" office:value-type="float" office:value="0.804155499841337" calcext:value-type="float">
            <text:p>0.8041554998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813604785377671" calcext:value-type="float">
            <text:p>0.8136047854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36811633040557" calcext:value-type="float">
            <text:p>0.73681163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5802" calcext:value-type="float">
            <text:p>0.475802</text:p>
          </table:table-cell>
          <table:table-cell table:formula="of:=1-[.C32]" office:value-type="float" office:value="0.524198" calcext:value-type="float">
            <text:p>0.524198</text:p>
          </table:table-cell>
          <table:table-cell office:value-type="float" office:value="0.588166" calcext:value-type="float">
            <text:p>0.588166</text:p>
          </table:table-cell>
          <table:table-cell table:formula="of:=1-[.E32]" office:value-type="float" office:value="0.411834" calcext:value-type="float">
            <text:p>0.411834</text:p>
          </table:table-cell>
          <table:table-cell office:value-type="float" office:value="0.473144" calcext:value-type="float">
            <text:p>0.473144</text:p>
          </table:table-cell>
          <table:table-cell table:formula="of:=1-[.G32]" office:value-type="float" office:value="0.526856" calcext:value-type="float">
            <text:p>0.526856</text:p>
          </table:table-cell>
          <table:table-cell office:value-type="float" office:value="0.470169" calcext:value-type="float">
            <text:p>0.470169</text:p>
          </table:table-cell>
          <table:table-cell table:formula="of:=1-[.I32]" office:value-type="float" office:value="0.529831" calcext:value-type="float">
            <text:p>0.529831</text:p>
          </table:table-cell>
          <table:table-cell office:value-type="float" office:value="0.471702" calcext:value-type="float">
            <text:p>0.471702</text:p>
          </table:table-cell>
          <table:table-cell table:formula="of:=1-[.K32]" office:value-type="float" office:value="0.528298" calcext:value-type="float">
            <text:p>0.528298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-[.O32]" office:value-type="float" office:value="0.412715" calcext:value-type="float">
            <text:p>0.4127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874" calcext:value-type="float">
            <text:p>0.51874</text:p>
          </table:table-cell>
          <table:table-cell table:formula="of:=1-[.C33]" office:value-type="float" office:value="0.48126" calcext:value-type="float">
            <text:p>0.48126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19268" calcext:value-type="float">
            <text:p>0.519268</text:p>
          </table:table-cell>
          <table:table-cell table:formula="of:=1-[.G33]" office:value-type="float" office:value="0.480732" calcext:value-type="float">
            <text:p>0.480732</text:p>
          </table:table-cell>
          <table:table-cell office:value-type="float" office:value="0.516341" calcext:value-type="float">
            <text:p>0.516341</text:p>
          </table:table-cell>
          <table:table-cell table:formula="of:=1-[.I33]" office:value-type="float" office:value="0.483659" calcext:value-type="float">
            <text:p>0.483659</text:p>
          </table:table-cell>
          <table:table-cell office:value-type="float" office:value="0.519909" calcext:value-type="float">
            <text:p>0.519909</text:p>
          </table:table-cell>
          <table:table-cell table:formula="of:=1-[.K33]" office:value-type="float" office:value="0.480091" calcext:value-type="float">
            <text:p>0.480091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-[.O33]" office:value-type="float" office:value="0.431546" calcext:value-type="float">
            <text:p>0.43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6207" calcext:value-type="float">
            <text:p>0.546207</text:p>
          </table:table-cell>
          <table:table-cell table:formula="of:=1-[.C34]" office:value-type="float" office:value="0.453793" calcext:value-type="float">
            <text:p>0.453793</text:p>
          </table:table-cell>
          <table:table-cell office:value-type="float" office:value="0.575486" calcext:value-type="float">
            <text:p>0.575486</text:p>
          </table:table-cell>
          <table:table-cell table:formula="of:=1-[.E34]" office:value-type="float" office:value="0.424514" calcext:value-type="float">
            <text:p>0.424514</text:p>
          </table:table-cell>
          <table:table-cell office:value-type="float" office:value="0.535176" calcext:value-type="float">
            <text:p>0.535176</text:p>
          </table:table-cell>
          <table:table-cell table:formula="of:=1-[.G34]" office:value-type="float" office:value="0.464824" calcext:value-type="float">
            <text:p>0.464824</text:p>
          </table:table-cell>
          <table:table-cell office:value-type="float" office:value="0.531481" calcext:value-type="float">
            <text:p>0.531481</text:p>
          </table:table-cell>
          <table:table-cell table:formula="of:=1-[.I34]" office:value-type="float" office:value="0.468519" calcext:value-type="float">
            <text:p>0.468519</text:p>
          </table:table-cell>
          <table:table-cell office:value-type="float" office:value="0.534042" calcext:value-type="float">
            <text:p>0.534042</text:p>
          </table:table-cell>
          <table:table-cell table:formula="of:=1-[.K34]" office:value-type="float" office:value="0.465958" calcext:value-type="float">
            <text:p>0.46595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-[.O34]" office:value-type="float" office:value="0.423787" calcext:value-type="float">
            <text:p>0.4237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4045" calcext:value-type="float">
            <text:p>0.404045</text:p>
          </table:table-cell>
          <table:table-cell table:formula="of:=1-[.C35]" office:value-type="float" office:value="0.595955" calcext:value-type="float">
            <text:p>0.595955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405225" calcext:value-type="float">
            <text:p>0.405225</text:p>
          </table:table-cell>
          <table:table-cell table:formula="of:=1-[.G35]" office:value-type="float" office:value="0.594775" calcext:value-type="float">
            <text:p>0.594775</text:p>
          </table:table-cell>
          <table:table-cell office:value-type="float" office:value="0.400914" calcext:value-type="float">
            <text:p>0.400914</text:p>
          </table:table-cell>
          <table:table-cell table:formula="of:=1-[.I35]" office:value-type="float" office:value="0.599086" calcext:value-type="float">
            <text:p>0.599086</text:p>
          </table:table-cell>
          <table:table-cell office:value-type="float" office:value="0.402824" calcext:value-type="float">
            <text:p>0.402824</text:p>
          </table:table-cell>
          <table:table-cell table:formula="of:=1-[.K35]" office:value-type="float" office:value="0.597176" calcext:value-type="float">
            <text:p>0.597176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-[.O35]" office:value-type="float" office:value="0.459196" calcext:value-type="float">
            <text:p>0.4591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4466" calcext:value-type="float">
            <text:p>0.474466</text:p>
          </table:table-cell>
          <table:table-cell table:formula="of:=1-[.C36]" office:value-type="float" office:value="0.525534" calcext:value-type="float">
            <text:p>0.525534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473696" calcext:value-type="float">
            <text:p>0.473696</text:p>
          </table:table-cell>
          <table:table-cell table:formula="of:=1-[.G36]" office:value-type="float" office:value="0.526304" calcext:value-type="float">
            <text:p>0.526304</text:p>
          </table:table-cell>
          <table:table-cell office:value-type="float" office:value="0.471477" calcext:value-type="float">
            <text:p>0.471477</text:p>
          </table:table-cell>
          <table:table-cell table:formula="of:=1-[.I36]" office:value-type="float" office:value="0.528523" calcext:value-type="float">
            <text:p>0.528523</text:p>
          </table:table-cell>
          <table:table-cell office:value-type="float" office:value="0.473104" calcext:value-type="float">
            <text:p>0.473104</text:p>
          </table:table-cell>
          <table:table-cell table:formula="of:=1-[.K36]" office:value-type="float" office:value="0.526896" calcext:value-type="float">
            <text:p>0.526896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1805" calcext:value-type="float">
            <text:p>0.511805</text:p>
          </table:table-cell>
          <table:table-cell table:formula="of:=1-[.C37]" office:value-type="float" office:value="0.488195" calcext:value-type="float">
            <text:p>0.488195</text:p>
          </table:table-cell>
          <table:table-cell office:value-type="float" office:value="0.588504" calcext:value-type="float">
            <text:p>0.588504</text:p>
          </table:table-cell>
          <table:table-cell table:formula="of:=1-[.E37]" office:value-type="float" office:value="0.411496" calcext:value-type="float">
            <text:p>0.411496</text:p>
          </table:table-cell>
          <table:table-cell office:value-type="float" office:value="0.510438" calcext:value-type="float">
            <text:p>0.510438</text:p>
          </table:table-cell>
          <table:table-cell table:formula="of:=1-[.G37]" office:value-type="float" office:value="0.489562" calcext:value-type="float">
            <text:p>0.489562</text:p>
          </table:table-cell>
          <table:table-cell office:value-type="float" office:value="0.505951" calcext:value-type="float">
            <text:p>0.505951</text:p>
          </table:table-cell>
          <table:table-cell table:formula="of:=1-[.I37]" office:value-type="float" office:value="0.494049" calcext:value-type="float">
            <text:p>0.494049</text:p>
          </table:table-cell>
          <table:table-cell office:value-type="float" office:value="0.511585" calcext:value-type="float">
            <text:p>0.511585</text:p>
          </table:table-cell>
          <table:table-cell table:formula="of:=1-[.K37]" office:value-type="float" office:value="0.488415" calcext:value-type="float">
            <text:p>0.488415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-[.O37]" office:value-type="float" office:value="0.412961" calcext:value-type="float">
            <text:p>0.4129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0686" calcext:value-type="float">
            <text:p>0.460686</text:p>
          </table:table-cell>
          <table:table-cell table:formula="of:=1-[.C38]" office:value-type="float" office:value="0.539314" calcext:value-type="float">
            <text:p>0.539314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459385" calcext:value-type="float">
            <text:p>0.459385</text:p>
          </table:table-cell>
          <table:table-cell table:formula="of:=1-[.G38]" office:value-type="float" office:value="0.540615" calcext:value-type="float">
            <text:p>0.540615</text:p>
          </table:table-cell>
          <table:table-cell office:value-type="float" office:value="0.457119" calcext:value-type="float">
            <text:p>0.457119</text:p>
          </table:table-cell>
          <table:table-cell table:formula="of:=1-[.I38]" office:value-type="float" office:value="0.542881" calcext:value-type="float">
            <text:p>0.542881</text:p>
          </table:table-cell>
          <table:table-cell office:value-type="float" office:value="0.457532" calcext:value-type="float">
            <text:p>0.457532</text:p>
          </table:table-cell>
          <table:table-cell table:formula="of:=1-[.K38]" office:value-type="float" office:value="0.542468" calcext:value-type="float">
            <text:p>0.54246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-[.O38]" office:value-type="float" office:value="0.415053" calcext:value-type="float">
            <text:p>0.415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52893" calcext:value-type="float">
            <text:p>0.452893</text:p>
          </table:table-cell>
          <table:table-cell table:formula="of:=1-[.C39]" office:value-type="float" office:value="0.547107" calcext:value-type="float">
            <text:p>0.547107</text:p>
          </table:table-cell>
          <table:table-cell office:value-type="float" office:value="0.563023" calcext:value-type="float">
            <text:p>0.563023</text:p>
          </table:table-cell>
          <table:table-cell table:formula="of:=1-[.E39]" office:value-type="float" office:value="0.436977" calcext:value-type="float">
            <text:p>0.436977</text:p>
          </table:table-cell>
          <table:table-cell office:value-type="float" office:value="0.452312" calcext:value-type="float">
            <text:p>0.452312</text:p>
          </table:table-cell>
          <table:table-cell table:formula="of:=1-[.G39]" office:value-type="float" office:value="0.547688" calcext:value-type="float">
            <text:p>0.547688</text:p>
          </table:table-cell>
          <table:table-cell office:value-type="float" office:value="0.450199" calcext:value-type="float">
            <text:p>0.450199</text:p>
          </table:table-cell>
          <table:table-cell table:formula="of:=1-[.I39]" office:value-type="float" office:value="0.549801" calcext:value-type="float">
            <text:p>0.549801</text:p>
          </table:table-cell>
          <table:table-cell office:value-type="float" office:value="0.45054" calcext:value-type="float">
            <text:p>0.45054</text:p>
          </table:table-cell>
          <table:table-cell table:formula="of:=1-[.K39]" office:value-type="float" office:value="0.54946" calcext:value-type="float">
            <text:p>0.54946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-[.O39]" office:value-type="float" office:value="0.438339" calcext:value-type="float">
            <text:p>0.4383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0798928897543308" calcext:value-type="float">
            <text:p>-0.007989289</text:p>
          </table:table-cell>
          <table:table-cell table:style-name="ce1" table:formula="of:=CORREL([.B32:.B39];[.D32:.D39])" office:value-type="float" office:value="0.00798928897543319" calcext:value-type="float">
            <text:p>0.007989289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6359984935067" calcext:value-type="float">
            <text:p>0.1863599849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549302992534661" calcext:value-type="float">
            <text:p>-0.0549302993</text:p>
          </table:table-cell>
          <table:table-cell table:style-name="ce2" table:formula="of:=CORREL([.B32:.B39];[.I32:.I39])" office:value-type="float" office:value="0.0520880990677153" calcext:value-type="float">
            <text:p>0.0520880991</text:p>
          </table:table-cell>
          <table:table-cell table:style-name="ce1" table:formula="of:=CORREL([.B32:.B39];[.J32:.J39])" office:value-type="float" office:value="-0.052088099067715" calcext:value-type="float">
            <text:p>-0.0520880991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711092801307706" calcext:value-type="float">
            <text:p>-0.0711092801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9293402489509" calcext:value-type="float">
            <text:p>0.19929340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8191" calcext:value-type="float">
            <text:p>0.388191</text:p>
          </table:table-cell>
          <table:table-cell table:formula="of:=1-[.C43]" office:value-type="float" office:value="0.611809" calcext:value-type="float">
            <text:p>0.611809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64029" calcext:value-type="float">
            <text:p>0.364029</text:p>
          </table:table-cell>
          <table:table-cell table:formula="of:=1-[.G43]" office:value-type="float" office:value="0.635971" calcext:value-type="float">
            <text:p>0.635971</text:p>
          </table:table-cell>
          <table:table-cell office:value-type="float" office:value="0.363906" calcext:value-type="float">
            <text:p>0.363906</text:p>
          </table:table-cell>
          <table:table-cell table:formula="of:=1-[.I43]" office:value-type="float" office:value="0.636094" calcext:value-type="float">
            <text:p>0.636094</text:p>
          </table:table-cell>
          <table:table-cell office:value-type="float" office:value="0.380084" calcext:value-type="float">
            <text:p>0.380084</text:p>
          </table:table-cell>
          <table:table-cell table:formula="of:=1-[.K43]" office:value-type="float" office:value="0.619916" calcext:value-type="float">
            <text:p>0.61991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7201" calcext:value-type="float">
            <text:p>0.337201</text:p>
          </table:table-cell>
          <table:table-cell table:formula="of:=1-[.C44]" office:value-type="float" office:value="0.662799" calcext:value-type="float">
            <text:p>0.662799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18752" calcext:value-type="float">
            <text:p>0.318752</text:p>
          </table:table-cell>
          <table:table-cell table:formula="of:=1-[.G44]" office:value-type="float" office:value="0.681248" calcext:value-type="float">
            <text:p>0.681248</text:p>
          </table:table-cell>
          <table:table-cell office:value-type="float" office:value="0.31903" calcext:value-type="float">
            <text:p>0.31903</text:p>
          </table:table-cell>
          <table:table-cell table:formula="of:=1-[.I44]" office:value-type="float" office:value="0.68097" calcext:value-type="float">
            <text:p>0.68097</text:p>
          </table:table-cell>
          <table:table-cell office:value-type="float" office:value="0.331685" calcext:value-type="float">
            <text:p>0.331685</text:p>
          </table:table-cell>
          <table:table-cell table:formula="of:=1-[.K44]" office:value-type="float" office:value="0.668315" calcext:value-type="float">
            <text:p>0.668315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284619" calcext:value-type="float">
            <text:p>0.284619</text:p>
          </table:table-cell>
          <table:table-cell table:formula="of:=1-[.C45]" office:value-type="float" office:value="0.715381" calcext:value-type="float">
            <text:p>0.715381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260746" calcext:value-type="float">
            <text:p>0.260746</text:p>
          </table:table-cell>
          <table:table-cell table:formula="of:=1-[.G45]" office:value-type="float" office:value="0.739254" calcext:value-type="float">
            <text:p>0.739254</text:p>
          </table:table-cell>
          <table:table-cell office:value-type="float" office:value="0.257686" calcext:value-type="float">
            <text:p>0.257686</text:p>
          </table:table-cell>
          <table:table-cell table:formula="of:=1-[.I45]" office:value-type="float" office:value="0.742314" calcext:value-type="float">
            <text:p>0.742314</text:p>
          </table:table-cell>
          <table:table-cell office:value-type="float" office:value="0.274458" calcext:value-type="float">
            <text:p>0.274458</text:p>
          </table:table-cell>
          <table:table-cell table:formula="of:=1-[.K45]" office:value-type="float" office:value="0.725542" calcext:value-type="float">
            <text:p>0.72554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1771" calcext:value-type="float">
            <text:p>0.471771</text:p>
          </table:table-cell>
          <table:table-cell table:formula="of:=1-[.C46]" office:value-type="float" office:value="0.528229" calcext:value-type="float">
            <text:p>0.52822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384744" calcext:value-type="float">
            <text:p>0.384744</text:p>
          </table:table-cell>
          <table:table-cell table:formula="of:=1-[.G46]" office:value-type="float" office:value="0.615256" calcext:value-type="float">
            <text:p>0.615256</text:p>
          </table:table-cell>
          <table:table-cell office:value-type="float" office:value="0.364856" calcext:value-type="float">
            <text:p>0.364856</text:p>
          </table:table-cell>
          <table:table-cell table:formula="of:=1-[.I46]" office:value-type="float" office:value="0.635144" calcext:value-type="float">
            <text:p>0.635144</text:p>
          </table:table-cell>
          <table:table-cell office:value-type="float" office:value="0.445555" calcext:value-type="float">
            <text:p>0.445555</text:p>
          </table:table-cell>
          <table:table-cell table:formula="of:=1-[.K46]" office:value-type="float" office:value="0.554445" calcext:value-type="float">
            <text:p>0.554445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80698" calcext:value-type="float">
            <text:p>0.280698</text:p>
          </table:table-cell>
          <table:table-cell table:formula="of:=1-[.C47]" office:value-type="float" office:value="0.719302" calcext:value-type="float">
            <text:p>0.719302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262209" calcext:value-type="float">
            <text:p>0.262209</text:p>
          </table:table-cell>
          <table:table-cell table:formula="of:=1-[.G47]" office:value-type="float" office:value="0.737791" calcext:value-type="float">
            <text:p>0.737791</text:p>
          </table:table-cell>
          <table:table-cell office:value-type="float" office:value="0.260554" calcext:value-type="float">
            <text:p>0.260554</text:p>
          </table:table-cell>
          <table:table-cell table:formula="of:=1-[.I47]" office:value-type="float" office:value="0.739446" calcext:value-type="float">
            <text:p>0.739446</text:p>
          </table:table-cell>
          <table:table-cell office:value-type="float" office:value="0.270468" calcext:value-type="float">
            <text:p>0.270468</text:p>
          </table:table-cell>
          <table:table-cell table:formula="of:=1-[.K47]" office:value-type="float" office:value="0.729532" calcext:value-type="float">
            <text:p>0.729532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9707" calcext:value-type="float">
            <text:p>0.469707</text:p>
          </table:table-cell>
          <table:table-cell table:formula="of:=1-[.C48]" office:value-type="float" office:value="0.530293" calcext:value-type="float">
            <text:p>0.530293</text:p>
          </table:table-cell>
          <table:table-cell office:value-type="float" office:value="0.486919" calcext:value-type="float">
            <text:p>0.486919</text:p>
          </table:table-cell>
          <table:table-cell table:formula="of:=1-[.E48]" office:value-type="float" office:value="0.513081" calcext:value-type="float">
            <text:p>0.513081</text:p>
          </table:table-cell>
          <table:table-cell office:value-type="float" office:value="0.44339" calcext:value-type="float">
            <text:p>0.44339</text:p>
          </table:table-cell>
          <table:table-cell table:formula="of:=1-[.G48]" office:value-type="float" office:value="0.55661" calcext:value-type="float">
            <text:p>0.55661</text:p>
          </table:table-cell>
          <table:table-cell office:value-type="float" office:value="0.444087" calcext:value-type="float">
            <text:p>0.444087</text:p>
          </table:table-cell>
          <table:table-cell table:formula="of:=1-[.I48]" office:value-type="float" office:value="0.555913" calcext:value-type="float">
            <text:p>0.555913</text:p>
          </table:table-cell>
          <table:table-cell office:value-type="float" office:value="0.463467" calcext:value-type="float">
            <text:p>0.463467</text:p>
          </table:table-cell>
          <table:table-cell table:formula="of:=1-[.K48]" office:value-type="float" office:value="0.536533" calcext:value-type="float">
            <text:p>0.53653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-[.O48]" office:value-type="float" office:value="0.531957" calcext:value-type="float">
            <text:p>0.5319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5732" calcext:value-type="float">
            <text:p>0.25732</text:p>
          </table:table-cell>
          <table:table-cell table:formula="of:=1-[.C49]" office:value-type="float" office:value="0.74268" calcext:value-type="float">
            <text:p>0.7426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44895" calcext:value-type="float">
            <text:p>0.244895</text:p>
          </table:table-cell>
          <table:table-cell table:formula="of:=1-[.G49]" office:value-type="float" office:value="0.755105" calcext:value-type="float">
            <text:p>0.755105</text:p>
          </table:table-cell>
          <table:table-cell office:value-type="float" office:value="0.244135" calcext:value-type="float">
            <text:p>0.244135</text:p>
          </table:table-cell>
          <table:table-cell table:formula="of:=1-[.I49]" office:value-type="float" office:value="0.755865" calcext:value-type="float">
            <text:p>0.755865</text:p>
          </table:table-cell>
          <table:table-cell office:value-type="float" office:value="0.250484" calcext:value-type="float">
            <text:p>0.250484</text:p>
          </table:table-cell>
          <table:table-cell table:formula="of:=1-[.K49]" office:value-type="float" office:value="0.749516" calcext:value-type="float">
            <text:p>0.749516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18219286329221" calcext:value-type="float">
            <text:p>-0.7182192863</text:p>
          </table:table-cell>
          <table:table-cell table:style-name="ce1" table:formula="of:=CORREL([.B43:.B49];[.D43:.D49])" office:value-type="float" office:value="0.718219286329221" calcext:value-type="float">
            <text:p>0.7182192863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61830129967098" calcext:value-type="float">
            <text:p>0.76183013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15032111497583" calcext:value-type="float">
            <text:p>0.7150321115</text:p>
          </table:table-cell>
          <table:table-cell table:formula="of:=CORREL([.B43:.B49];[.I43:.I49])" office:value-type="float" office:value="-0.70360211616223" calcext:value-type="float">
            <text:p>-0.7036021162</text:p>
          </table:table-cell>
          <table:table-cell table:style-name="ce1" table:formula="of:=CORREL([.B43:.B49];[.J43:.J49])" office:value-type="float" office:value="0.70360211616223" calcext:value-type="float">
            <text:p>0.7036021162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27879576017058" calcext:value-type="float">
            <text:p>0.727879576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59732767388033" calcext:value-type="float">
            <text:p>0.7597327674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3211" calcext:value-type="float">
            <text:p>0.23211</text:p>
          </table:table-cell>
          <table:table-cell table:formula="of:=1-[.C53]" office:value-type="float" office:value="0.76789" calcext:value-type="float">
            <text:p>0.76789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20725" calcext:value-type="float">
            <text:p>0.220725</text:p>
          </table:table-cell>
          <table:table-cell table:formula="of:=1-[.G53]" office:value-type="float" office:value="0.779275" calcext:value-type="float">
            <text:p>0.779275</text:p>
          </table:table-cell>
          <table:table-cell office:value-type="float" office:value="0.22017" calcext:value-type="float">
            <text:p>0.22017</text:p>
          </table:table-cell>
          <table:table-cell table:formula="of:=1-[.I53]" office:value-type="float" office:value="0.77983" calcext:value-type="float">
            <text:p>0.77983</text:p>
          </table:table-cell>
          <table:table-cell office:value-type="float" office:value="0.225698" calcext:value-type="float">
            <text:p>0.225698</text:p>
          </table:table-cell>
          <table:table-cell table:formula="of:=1-[.K53]" office:value-type="float" office:value="0.774302" calcext:value-type="float">
            <text:p>0.77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-[.O53]" office:value-type="float" office:value="0.73245" calcext:value-type="float">
            <text:p>0.73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2427" calcext:value-type="float">
            <text:p>0.342427</text:p>
          </table:table-cell>
          <table:table-cell table:formula="of:=1-[.C54]" office:value-type="float" office:value="0.657573" calcext:value-type="float">
            <text:p>0.657573</text:p>
          </table:table-cell>
          <table:table-cell office:value-type="float" office:value="0.339048" calcext:value-type="float">
            <text:p>0.339048</text:p>
          </table:table-cell>
          <table:table-cell table:formula="of:=1-[.E54]" office:value-type="float" office:value="0.660952" calcext:value-type="float">
            <text:p>0.660952</text:p>
          </table:table-cell>
          <table:table-cell office:value-type="float" office:value="0.332798" calcext:value-type="float">
            <text:p>0.332798</text:p>
          </table:table-cell>
          <table:table-cell table:formula="of:=1-[.G54]" office:value-type="float" office:value="0.667202" calcext:value-type="float">
            <text:p>0.667202</text:p>
          </table:table-cell>
          <table:table-cell office:value-type="float" office:value="0.331798" calcext:value-type="float">
            <text:p>0.331798</text:p>
          </table:table-cell>
          <table:table-cell table:formula="of:=1-[.I54]" office:value-type="float" office:value="0.668202" calcext:value-type="float">
            <text:p>0.668202</text:p>
          </table:table-cell>
          <table:table-cell office:value-type="float" office:value="0.336393" calcext:value-type="float">
            <text:p>0.336393</text:p>
          </table:table-cell>
          <table:table-cell table:formula="of:=1-[.K54]" office:value-type="float" office:value="0.663607" calcext:value-type="float">
            <text:p>0.663607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-[.O54]" office:value-type="float" office:value="0.664195" calcext:value-type="float">
            <text:p>0.664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8389" calcext:value-type="float">
            <text:p>0.398389</text:p>
          </table:table-cell>
          <table:table-cell table:formula="of:=1-[.C55]" office:value-type="float" office:value="0.601611" calcext:value-type="float">
            <text:p>0.601611</text:p>
          </table:table-cell>
          <table:table-cell office:value-type="float" office:value="0.404422" calcext:value-type="float">
            <text:p>0.404422</text:p>
          </table:table-cell>
          <table:table-cell table:formula="of:=1-[.E55]" office:value-type="float" office:value="0.595578" calcext:value-type="float">
            <text:p>0.595578</text:p>
          </table:table-cell>
          <table:table-cell office:value-type="float" office:value="0.395725" calcext:value-type="float">
            <text:p>0.395725</text:p>
          </table:table-cell>
          <table:table-cell table:formula="of:=1-[.G55]" office:value-type="float" office:value="0.604275" calcext:value-type="float">
            <text:p>0.604275</text:p>
          </table:table-cell>
          <table:table-cell office:value-type="float" office:value="0.393513" calcext:value-type="float">
            <text:p>0.393513</text:p>
          </table:table-cell>
          <table:table-cell table:formula="of:=1-[.I55]" office:value-type="float" office:value="0.606487" calcext:value-type="float">
            <text:p>0.606487</text:p>
          </table:table-cell>
          <table:table-cell office:value-type="float" office:value="0.399499" calcext:value-type="float">
            <text:p>0.399499</text:p>
          </table:table-cell>
          <table:table-cell table:formula="of:=1-[.K55]" office:value-type="float" office:value="0.600501" calcext:value-type="float">
            <text:p>0.600501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-[.O55]" office:value-type="float" office:value="0.599309" calcext:value-type="float">
            <text:p>0.5993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4231" calcext:value-type="float">
            <text:p>0.414231</text:p>
          </table:table-cell>
          <table:table-cell table:formula="of:=1-[.C56]" office:value-type="float" office:value="0.585769" calcext:value-type="float">
            <text:p>0.585769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1661" calcext:value-type="float">
            <text:p>0.41661</text:p>
          </table:table-cell>
          <table:table-cell table:formula="of:=1-[.G56]" office:value-type="float" office:value="0.58339" calcext:value-type="float">
            <text:p>0.58339</text:p>
          </table:table-cell>
          <table:table-cell office:value-type="float" office:value="0.413564" calcext:value-type="float">
            <text:p>0.413564</text:p>
          </table:table-cell>
          <table:table-cell table:formula="of:=1-[.I56]" office:value-type="float" office:value="0.586436" calcext:value-type="float">
            <text:p>0.586436</text:p>
          </table:table-cell>
          <table:table-cell office:value-type="float" office:value="0.420716" calcext:value-type="float">
            <text:p>0.420716</text:p>
          </table:table-cell>
          <table:table-cell table:formula="of:=1-[.K56]" office:value-type="float" office:value="0.579284" calcext:value-type="float">
            <text:p>0.579284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6138" calcext:value-type="float">
            <text:p>0.406138</text:p>
          </table:table-cell>
          <table:table-cell table:formula="of:=1-[.C57]" office:value-type="float" office:value="0.593862" calcext:value-type="float">
            <text:p>0.593862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06822" calcext:value-type="float">
            <text:p>0.406822</text:p>
          </table:table-cell>
          <table:table-cell table:formula="of:=1-[.G57]" office:value-type="float" office:value="0.593178" calcext:value-type="float">
            <text:p>0.593178</text:p>
          </table:table-cell>
          <table:table-cell office:value-type="float" office:value="0.403518" calcext:value-type="float">
            <text:p>0.403518</text:p>
          </table:table-cell>
          <table:table-cell table:formula="of:=1-[.I57]" office:value-type="float" office:value="0.596482" calcext:value-type="float">
            <text:p>0.596482</text:p>
          </table:table-cell>
          <table:table-cell office:value-type="float" office:value="0.41128" calcext:value-type="float">
            <text:p>0.41128</text:p>
          </table:table-cell>
          <table:table-cell table:formula="of:=1-[.K57]" office:value-type="float" office:value="0.58872" calcext:value-type="float">
            <text:p>0.5887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298559" calcext:value-type="float">
            <text:p>0.298559</text:p>
          </table:table-cell>
          <table:table-cell table:formula="of:=1-[.C58]" office:value-type="float" office:value="0.701441" calcext:value-type="float">
            <text:p>0.701441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299444" calcext:value-type="float">
            <text:p>0.299444</text:p>
          </table:table-cell>
          <table:table-cell table:formula="of:=1-[.G58]" office:value-type="float" office:value="0.700556" calcext:value-type="float">
            <text:p>0.700556</text:p>
          </table:table-cell>
          <table:table-cell office:value-type="float" office:value="0.296368" calcext:value-type="float">
            <text:p>0.296368</text:p>
          </table:table-cell>
          <table:table-cell table:formula="of:=1-[.I58]" office:value-type="float" office:value="0.703632" calcext:value-type="float">
            <text:p>0.703632</text:p>
          </table:table-cell>
          <table:table-cell office:value-type="float" office:value="0.303208" calcext:value-type="float">
            <text:p>0.303208</text:p>
          </table:table-cell>
          <table:table-cell table:formula="of:=1-[.K58]" office:value-type="float" office:value="0.696792" calcext:value-type="float">
            <text:p>0.696792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39325" calcext:value-type="float">
            <text:p>0.239325</text:p>
          </table:table-cell>
          <table:table-cell table:formula="of:=1-[.C59]" office:value-type="float" office:value="0.760675" calcext:value-type="float">
            <text:p>0.760675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38196" calcext:value-type="float">
            <text:p>0.238196</text:p>
          </table:table-cell>
          <table:table-cell table:formula="of:=1-[.G59]" office:value-type="float" office:value="0.761804" calcext:value-type="float">
            <text:p>0.761804</text:p>
          </table:table-cell>
          <table:table-cell office:value-type="float" office:value="0.236418" calcext:value-type="float">
            <text:p>0.236418</text:p>
          </table:table-cell>
          <table:table-cell table:formula="of:=1-[.I59]" office:value-type="float" office:value="0.763582" calcext:value-type="float">
            <text:p>0.763582</text:p>
          </table:table-cell>
          <table:table-cell office:value-type="float" office:value="0.2406" calcext:value-type="float">
            <text:p>0.2406</text:p>
          </table:table-cell>
          <table:table-cell table:formula="of:=1-[.K59]" office:value-type="float" office:value="0.7594" calcext:value-type="float">
            <text:p>0.7594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-[.O59]" office:value-type="float" office:value="0.756458" calcext:value-type="float">
            <text:p>0.7564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498" calcext:value-type="float">
            <text:p>0.30498</text:p>
          </table:table-cell>
          <table:table-cell table:formula="of:=1-[.C60]" office:value-type="float" office:value="0.69502" calcext:value-type="float">
            <text:p>0.69502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04157" calcext:value-type="float">
            <text:p>0.304157</text:p>
          </table:table-cell>
          <table:table-cell table:formula="of:=1-[.G60]" office:value-type="float" office:value="0.695843" calcext:value-type="float">
            <text:p>0.695843</text:p>
          </table:table-cell>
          <table:table-cell office:value-type="float" office:value="0.302564" calcext:value-type="float">
            <text:p>0.302564</text:p>
          </table:table-cell>
          <table:table-cell table:formula="of:=1-[.I60]" office:value-type="float" office:value="0.697436" calcext:value-type="float">
            <text:p>0.697436</text:p>
          </table:table-cell>
          <table:table-cell office:value-type="float" office:value="0.306234" calcext:value-type="float">
            <text:p>0.306234</text:p>
          </table:table-cell>
          <table:table-cell table:formula="of:=1-[.K60]" office:value-type="float" office:value="0.693766" calcext:value-type="float">
            <text:p>0.693766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0701" calcext:value-type="float">
            <text:p>0.340701</text:p>
          </table:table-cell>
          <table:table-cell table:formula="of:=1-[.C61]" office:value-type="float" office:value="0.659299" calcext:value-type="float">
            <text:p>0.659299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41317" calcext:value-type="float">
            <text:p>0.341317</text:p>
          </table:table-cell>
          <table:table-cell table:formula="of:=1-[.G61]" office:value-type="float" office:value="0.658683" calcext:value-type="float">
            <text:p>0.658683</text:p>
          </table:table-cell>
          <table:table-cell office:value-type="float" office:value="0.339403" calcext:value-type="float">
            <text:p>0.339403</text:p>
          </table:table-cell>
          <table:table-cell table:formula="of:=1-[.I61]" office:value-type="float" office:value="0.660597" calcext:value-type="float">
            <text:p>0.660597</text:p>
          </table:table-cell>
          <table:table-cell office:value-type="float" office:value="0.343144" calcext:value-type="float">
            <text:p>0.343144</text:p>
          </table:table-cell>
          <table:table-cell table:formula="of:=1-[.K61]" office:value-type="float" office:value="0.656856" calcext:value-type="float">
            <text:p>0.656856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6183" calcext:value-type="float">
            <text:p>0.336183</text:p>
          </table:table-cell>
          <table:table-cell table:formula="of:=1-[.C62]" office:value-type="float" office:value="0.663817" calcext:value-type="float">
            <text:p>0.663817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36989" calcext:value-type="float">
            <text:p>0.336989</text:p>
          </table:table-cell>
          <table:table-cell table:formula="of:=1-[.G62]" office:value-type="float" office:value="0.663011" calcext:value-type="float">
            <text:p>0.663011</text:p>
          </table:table-cell>
          <table:table-cell office:value-type="float" office:value="0.334526" calcext:value-type="float">
            <text:p>0.334526</text:p>
          </table:table-cell>
          <table:table-cell table:formula="of:=1-[.I62]" office:value-type="float" office:value="0.665474" calcext:value-type="float">
            <text:p>0.665474</text:p>
          </table:table-cell>
          <table:table-cell office:value-type="float" office:value="0.339747" calcext:value-type="float">
            <text:p>0.339747</text:p>
          </table:table-cell>
          <table:table-cell table:formula="of:=1-[.K62]" office:value-type="float" office:value="0.660253" calcext:value-type="float">
            <text:p>0.660253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-[.O62]" office:value-type="float" office:value="0.653629" calcext:value-type="float">
            <text:p>0.6536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4991" calcext:value-type="float">
            <text:p>0.524991</text:p>
          </table:table-cell>
          <table:table-cell table:formula="of:=1-[.C63]" office:value-type="float" office:value="0.475009" calcext:value-type="float">
            <text:p>0.475009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27161" calcext:value-type="float">
            <text:p>0.527161</text:p>
          </table:table-cell>
          <table:table-cell table:formula="of:=1-[.G63]" office:value-type="float" office:value="0.472839" calcext:value-type="float">
            <text:p>0.472839</text:p>
          </table:table-cell>
          <table:table-cell office:value-type="float" office:value="0.524026" calcext:value-type="float">
            <text:p>0.524026</text:p>
          </table:table-cell>
          <table:table-cell table:formula="of:=1-[.I63]" office:value-type="float" office:value="0.475974" calcext:value-type="float">
            <text:p>0.475974</text:p>
          </table:table-cell>
          <table:table-cell office:value-type="float" office:value="0.530323" calcext:value-type="float">
            <text:p>0.530323</text:p>
          </table:table-cell>
          <table:table-cell table:formula="of:=1-[.K63]" office:value-type="float" office:value="0.469677" calcext:value-type="float">
            <text:p>0.469677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29451" calcext:value-type="float">
            <text:p>0.629451</text:p>
          </table:table-cell>
          <table:table-cell table:formula="of:=1-[.C64]" office:value-type="float" office:value="0.370549" calcext:value-type="float">
            <text:p>0.37054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3579" calcext:value-type="float">
            <text:p>0.63579</text:p>
          </table:table-cell>
          <table:table-cell table:formula="of:=1-[.G64]" office:value-type="float" office:value="0.36421" calcext:value-type="float">
            <text:p>0.36421</text:p>
          </table:table-cell>
          <table:table-cell office:value-type="float" office:value="0.632832" calcext:value-type="float">
            <text:p>0.632832</text:p>
          </table:table-cell>
          <table:table-cell table:formula="of:=1-[.I64]" office:value-type="float" office:value="0.367168" calcext:value-type="float">
            <text:p>0.367168</text:p>
          </table:table-cell>
          <table:table-cell office:value-type="float" office:value="0.639622" calcext:value-type="float">
            <text:p>0.639622</text:p>
          </table:table-cell>
          <table:table-cell table:formula="of:=1-[.K64]" office:value-type="float" office:value="0.360378" calcext:value-type="float">
            <text:p>0.36037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8123" calcext:value-type="float">
            <text:p>0.628123</text:p>
          </table:table-cell>
          <table:table-cell table:formula="of:=1-[.C65]" office:value-type="float" office:value="0.371877" calcext:value-type="float">
            <text:p>0.371877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40613" calcext:value-type="float">
            <text:p>0.640613</text:p>
          </table:table-cell>
          <table:table-cell table:formula="of:=1-[.G65]" office:value-type="float" office:value="0.359387" calcext:value-type="float">
            <text:p>0.359387</text:p>
          </table:table-cell>
          <table:table-cell office:value-type="float" office:value="0.636792" calcext:value-type="float">
            <text:p>0.636792</text:p>
          </table:table-cell>
          <table:table-cell table:formula="of:=1-[.I65]" office:value-type="float" office:value="0.363208" calcext:value-type="float">
            <text:p>0.363208</text:p>
          </table:table-cell>
          <table:table-cell office:value-type="float" office:value="0.645964" calcext:value-type="float">
            <text:p>0.645964</text:p>
          </table:table-cell>
          <table:table-cell table:formula="of:=1-[.K65]" office:value-type="float" office:value="0.354036" calcext:value-type="float">
            <text:p>0.354036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1372" calcext:value-type="float">
            <text:p>0.581372</text:p>
          </table:table-cell>
          <table:table-cell table:formula="of:=1-[.C66]" office:value-type="float" office:value="0.418628" calcext:value-type="float">
            <text:p>0.418628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591832" calcext:value-type="float">
            <text:p>0.591832</text:p>
          </table:table-cell>
          <table:table-cell table:formula="of:=1-[.G66]" office:value-type="float" office:value="0.408168" calcext:value-type="float">
            <text:p>0.408168</text:p>
          </table:table-cell>
          <table:table-cell office:value-type="float" office:value="0.585399" calcext:value-type="float">
            <text:p>0.585399</text:p>
          </table:table-cell>
          <table:table-cell table:formula="of:=1-[.I66]" office:value-type="float" office:value="0.414601" calcext:value-type="float">
            <text:p>0.414601</text:p>
          </table:table-cell>
          <table:table-cell office:value-type="float" office:value="0.602487" calcext:value-type="float">
            <text:p>0.602487</text:p>
          </table:table-cell>
          <table:table-cell table:formula="of:=1-[.K66]" office:value-type="float" office:value="0.397513" calcext:value-type="float">
            <text:p>0.397513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-[.O66]" office:value-type="float" office:value="0.394537" calcext:value-type="float">
            <text:p>0.3945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4023" calcext:value-type="float">
            <text:p>0.514023</text:p>
          </table:table-cell>
          <table:table-cell table:formula="of:=1-[.C67]" office:value-type="float" office:value="0.485977" calcext:value-type="float">
            <text:p>0.485977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11114" calcext:value-type="float">
            <text:p>0.511114</text:p>
          </table:table-cell>
          <table:table-cell table:formula="of:=1-[.G67]" office:value-type="float" office:value="0.488886" calcext:value-type="float">
            <text:p>0.488886</text:p>
          </table:table-cell>
          <table:table-cell office:value-type="float" office:value="0.507302" calcext:value-type="float">
            <text:p>0.507302</text:p>
          </table:table-cell>
          <table:table-cell table:formula="of:=1-[.I67]" office:value-type="float" office:value="0.492698" calcext:value-type="float">
            <text:p>0.492698</text:p>
          </table:table-cell>
          <table:table-cell office:value-type="float" office:value="0.517845" calcext:value-type="float">
            <text:p>0.517845</text:p>
          </table:table-cell>
          <table:table-cell table:formula="of:=1-[.K67]" office:value-type="float" office:value="0.482155" calcext:value-type="float">
            <text:p>0.482155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18334" calcext:value-type="float">
            <text:p>0.418334</text:p>
          </table:table-cell>
          <table:table-cell table:formula="of:=1-[.C68]" office:value-type="float" office:value="0.581666" calcext:value-type="float">
            <text:p>0.581666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11446" calcext:value-type="float">
            <text:p>0.411446</text:p>
          </table:table-cell>
          <table:table-cell table:formula="of:=1-[.G68]" office:value-type="float" office:value="0.588554" calcext:value-type="float">
            <text:p>0.588554</text:p>
          </table:table-cell>
          <table:table-cell office:value-type="float" office:value="0.408551" calcext:value-type="float">
            <text:p>0.408551</text:p>
          </table:table-cell>
          <table:table-cell table:formula="of:=1-[.I68]" office:value-type="float" office:value="0.591449" calcext:value-type="float">
            <text:p>0.591449</text:p>
          </table:table-cell>
          <table:table-cell office:value-type="float" office:value="0.418456" calcext:value-type="float">
            <text:p>0.418456</text:p>
          </table:table-cell>
          <table:table-cell table:formula="of:=1-[.K68]" office:value-type="float" office:value="0.581544" calcext:value-type="float">
            <text:p>0.581544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2533" calcext:value-type="float">
            <text:p>0.342533</text:p>
          </table:table-cell>
          <table:table-cell table:formula="of:=1-[.C69]" office:value-type="float" office:value="0.657467" calcext:value-type="float">
            <text:p>0.657467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3055" calcext:value-type="float">
            <text:p>0.33055</text:p>
          </table:table-cell>
          <table:table-cell table:formula="of:=1-[.G69]" office:value-type="float" office:value="0.66945" calcext:value-type="float">
            <text:p>0.66945</text:p>
          </table:table-cell>
          <table:table-cell office:value-type="float" office:value="0.33009" calcext:value-type="float">
            <text:p>0.33009</text:p>
          </table:table-cell>
          <table:table-cell table:formula="of:=1-[.I69]" office:value-type="float" office:value="0.66991" calcext:value-type="float">
            <text:p>0.66991</text:p>
          </table:table-cell>
          <table:table-cell office:value-type="float" office:value="0.333392" calcext:value-type="float">
            <text:p>0.333392</text:p>
          </table:table-cell>
          <table:table-cell table:formula="of:=1-[.K69]" office:value-type="float" office:value="0.666608" calcext:value-type="float">
            <text:p>0.666608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54584" calcext:value-type="float">
            <text:p>0.254584</text:p>
          </table:table-cell>
          <table:table-cell table:formula="of:=1-[.C70]" office:value-type="float" office:value="0.745416" calcext:value-type="float">
            <text:p>0.745416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38691" calcext:value-type="float">
            <text:p>0.238691</text:p>
          </table:table-cell>
          <table:table-cell table:formula="of:=1-[.G70]" office:value-type="float" office:value="0.761309" calcext:value-type="float">
            <text:p>0.761309</text:p>
          </table:table-cell>
          <table:table-cell office:value-type="float" office:value="0.242765" calcext:value-type="float">
            <text:p>0.242765</text:p>
          </table:table-cell>
          <table:table-cell table:formula="of:=1-[.I70]" office:value-type="float" office:value="0.757235" calcext:value-type="float">
            <text:p>0.757235</text:p>
          </table:table-cell>
          <table:table-cell office:value-type="float" office:value="0.230074" calcext:value-type="float">
            <text:p>0.230074</text:p>
          </table:table-cell>
          <table:table-cell table:formula="of:=1-[.K70]" office:value-type="float" office:value="0.769926" calcext:value-type="float">
            <text:p>0.769926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-[.O70]" office:value-type="float" office:value="0.714143" calcext:value-type="float">
            <text:p>0.7141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178615" calcext:value-type="float">
            <text:p>0.178615</text:p>
          </table:table-cell>
          <table:table-cell table:formula="of:=1-[.C71]" office:value-type="float" office:value="0.821385" calcext:value-type="float">
            <text:p>0.821385</text:p>
          </table:table-cell>
          <table:table-cell office:value-type="float" office:value="0.267516" calcext:value-type="float">
            <text:p>0.267516</text:p>
          </table:table-cell>
          <table:table-cell table:formula="of:=1-[.E71]" office:value-type="float" office:value="0.732484" calcext:value-type="float">
            <text:p>0.732484</text:p>
          </table:table-cell>
          <table:table-cell office:value-type="float" office:value="0.163514" calcext:value-type="float">
            <text:p>0.163514</text:p>
          </table:table-cell>
          <table:table-cell table:formula="of:=1-[.G71]" office:value-type="float" office:value="0.836486" calcext:value-type="float">
            <text:p>0.836486</text:p>
          </table:table-cell>
          <table:table-cell office:value-type="float" office:value="0.168856" calcext:value-type="float">
            <text:p>0.168856</text:p>
          </table:table-cell>
          <table:table-cell table:formula="of:=1-[.I71]" office:value-type="float" office:value="0.831144" calcext:value-type="float">
            <text:p>0.831144</text:p>
          </table:table-cell>
          <table:table-cell office:value-type="float" office:value="0.150935" calcext:value-type="float">
            <text:p>0.150935</text:p>
          </table:table-cell>
          <table:table-cell table:formula="of:=1-[.K71]" office:value-type="float" office:value="0.849065" calcext:value-type="float">
            <text:p>0.849065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-[.O71]" office:value-type="float" office:value="0.714885" calcext:value-type="float">
            <text:p>0.7148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33352" calcext:value-type="float">
            <text:p>0.233352</text:p>
          </table:table-cell>
          <table:table-cell table:formula="of:=1-[.C72]" office:value-type="float" office:value="0.766648" calcext:value-type="float">
            <text:p>0.766648</text:p>
          </table:table-cell>
          <table:table-cell office:value-type="float" office:value="0.24956" calcext:value-type="float">
            <text:p>0.24956</text:p>
          </table:table-cell>
          <table:table-cell table:formula="of:=1-[.E72]" office:value-type="float" office:value="0.75044" calcext:value-type="float">
            <text:p>0.75044</text:p>
          </table:table-cell>
          <table:table-cell office:value-type="float" office:value="0.221156" calcext:value-type="float">
            <text:p>0.221156</text:p>
          </table:table-cell>
          <table:table-cell table:formula="of:=1-[.G72]" office:value-type="float" office:value="0.778844" calcext:value-type="float">
            <text:p>0.778844</text:p>
          </table:table-cell>
          <table:table-cell office:value-type="float" office:value="0.223606" calcext:value-type="float">
            <text:p>0.223606</text:p>
          </table:table-cell>
          <table:table-cell table:formula="of:=1-[.I72]" office:value-type="float" office:value="0.776394" calcext:value-type="float">
            <text:p>0.776394</text:p>
          </table:table-cell>
          <table:table-cell office:value-type="float" office:value="0.218597" calcext:value-type="float">
            <text:p>0.218597</text:p>
          </table:table-cell>
          <table:table-cell table:formula="of:=1-[.K72]" office:value-type="float" office:value="0.781403" calcext:value-type="float">
            <text:p>0.781403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-[.O72]" office:value-type="float" office:value="0.747504" calcext:value-type="float">
            <text:p>0.7475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9289" calcext:value-type="float">
            <text:p>0.149289</text:p>
          </table:table-cell>
          <table:table-cell table:formula="of:=1-[.C73]" office:value-type="float" office:value="0.850711" calcext:value-type="float">
            <text:p>0.850711</text:p>
          </table:table-cell>
          <table:table-cell office:value-type="float" office:value="0.238971" calcext:value-type="float">
            <text:p>0.238971</text:p>
          </table:table-cell>
          <table:table-cell table:formula="of:=1-[.E73]" office:value-type="float" office:value="0.761029" calcext:value-type="float">
            <text:p>0.761029</text:p>
          </table:table-cell>
          <table:table-cell office:value-type="float" office:value="0.128647" calcext:value-type="float">
            <text:p>0.128647</text:p>
          </table:table-cell>
          <table:table-cell table:formula="of:=1-[.G73]" office:value-type="float" office:value="0.871353" calcext:value-type="float">
            <text:p>0.871353</text:p>
          </table:table-cell>
          <table:table-cell office:value-type="float" office:value="0.136514" calcext:value-type="float">
            <text:p>0.136514</text:p>
          </table:table-cell>
          <table:table-cell table:formula="of:=1-[.I73]" office:value-type="float" office:value="0.863486" calcext:value-type="float">
            <text:p>0.863486</text:p>
          </table:table-cell>
          <table:table-cell office:value-type="float" office:value="0.10715" calcext:value-type="float">
            <text:p>0.10715</text:p>
          </table:table-cell>
          <table:table-cell table:formula="of:=1-[.K73]" office:value-type="float" office:value="0.89285" calcext:value-type="float">
            <text:p>0.89285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-[.O73]" office:value-type="float" office:value="0.72435" calcext:value-type="float">
            <text:p>0.724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8948" calcext:value-type="float">
            <text:p>0.208948</text:p>
          </table:table-cell>
          <table:table-cell table:formula="of:=1-[.C74]" office:value-type="float" office:value="0.791052" calcext:value-type="float">
            <text:p>0.791052</text:p>
          </table:table-cell>
          <table:table-cell office:value-type="float" office:value="0.211683" calcext:value-type="float">
            <text:p>0.211683</text:p>
          </table:table-cell>
          <table:table-cell table:formula="of:=1-[.E74]" office:value-type="float" office:value="0.788317" calcext:value-type="float">
            <text:p>0.788317</text:p>
          </table:table-cell>
          <table:table-cell office:value-type="float" office:value="0.201351" calcext:value-type="float">
            <text:p>0.201351</text:p>
          </table:table-cell>
          <table:table-cell table:formula="of:=1-[.G74]" office:value-type="float" office:value="0.798649" calcext:value-type="float">
            <text:p>0.798649</text:p>
          </table:table-cell>
          <table:table-cell office:value-type="float" office:value="0.201985" calcext:value-type="float">
            <text:p>0.201985</text:p>
          </table:table-cell>
          <table:table-cell table:formula="of:=1-[.I74]" office:value-type="float" office:value="0.798015" calcext:value-type="float">
            <text:p>0.798015</text:p>
          </table:table-cell>
          <table:table-cell office:value-type="float" office:value="0.201806" calcext:value-type="float">
            <text:p>0.201806</text:p>
          </table:table-cell>
          <table:table-cell table:formula="of:=1-[.K74]" office:value-type="float" office:value="0.798194" calcext:value-type="float">
            <text:p>0.798194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-[.O74]" office:value-type="float" office:value="0.78841" calcext:value-type="float">
            <text:p>0.788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97806928727395" calcext:value-type="float">
            <text:p>-0.5978069287</text:p>
          </table:table-cell>
          <table:table-cell table:style-name="ce1" table:formula="of:=CORREL([.B53:.B74];[.D53:.D74])" office:value-type="float" office:value="0.597806928727395" calcext:value-type="float">
            <text:p>0.5978069287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18204702372982" calcext:value-type="float">
            <text:p>0.6182047024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96933560146118" calcext:value-type="float">
            <text:p>0.5969335601</text:p>
          </table:table-cell>
          <table:table-cell table:formula="of:=CORREL([.B53:.B74];[.I53:.I74])" office:value-type="float" office:value="-0.597548482385064" calcext:value-type="float">
            <text:p>-0.5975484824</text:p>
          </table:table-cell>
          <table:table-cell table:style-name="ce1" table:formula="of:=CORREL([.B53:.B74];[.J53:.J74])" office:value-type="float" office:value="0.597548482385064" calcext:value-type="float">
            <text:p>0.5975484824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595853016038119" calcext:value-type="float">
            <text:p>0.595853016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14915157208182" calcext:value-type="float">
            <text:p>0.614915157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9363" calcext:value-type="float">
            <text:p>0.329363</text:p>
          </table:table-cell>
          <table:table-cell table:formula="of:=1-[.C79]" office:value-type="float" office:value="0.670637" calcext:value-type="float">
            <text:p>0.670637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291154" calcext:value-type="float">
            <text:p>0.291154</text:p>
          </table:table-cell>
          <table:table-cell table:formula="of:=1-[.G79]" office:value-type="float" office:value="0.708846" calcext:value-type="float">
            <text:p>0.708846</text:p>
          </table:table-cell>
          <table:table-cell office:value-type="float" office:value="0.288496" calcext:value-type="float">
            <text:p>0.288496</text:p>
          </table:table-cell>
          <table:table-cell table:formula="of:=1-[.I79]" office:value-type="float" office:value="0.711504" calcext:value-type="float">
            <text:p>0.711504</text:p>
          </table:table-cell>
          <table:table-cell office:value-type="float" office:value="0.292101" calcext:value-type="float">
            <text:p>0.292101</text:p>
          </table:table-cell>
          <table:table-cell table:formula="of:=1-[.K79]" office:value-type="float" office:value="0.707899" calcext:value-type="float">
            <text:p>0.707899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4986" calcext:value-type="float">
            <text:p>0.24986</text:p>
          </table:table-cell>
          <table:table-cell table:formula="of:=1-[.C80]" office:value-type="float" office:value="0.75014" calcext:value-type="float">
            <text:p>0.75014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20245" calcext:value-type="float">
            <text:p>0.220245</text:p>
          </table:table-cell>
          <table:table-cell table:formula="of:=1-[.G80]" office:value-type="float" office:value="0.779755" calcext:value-type="float">
            <text:p>0.779755</text:p>
          </table:table-cell>
          <table:table-cell office:value-type="float" office:value="0.21504" calcext:value-type="float">
            <text:p>0.21504</text:p>
          </table:table-cell>
          <table:table-cell table:formula="of:=1-[.I80]" office:value-type="float" office:value="0.78496" calcext:value-type="float">
            <text:p>0.78496</text:p>
          </table:table-cell>
          <table:table-cell office:value-type="float" office:value="0.22566" calcext:value-type="float">
            <text:p>0.22566</text:p>
          </table:table-cell>
          <table:table-cell table:formula="of:=1-[.K80]" office:value-type="float" office:value="0.77434" calcext:value-type="float">
            <text:p>0.77434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-[.O80]" office:value-type="float" office:value="0.695497" calcext:value-type="float">
            <text:p>0.695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0914" calcext:value-type="float">
            <text:p>0.260914</text:p>
          </table:table-cell>
          <table:table-cell table:formula="of:=1-[.C81]" office:value-type="float" office:value="0.739086" calcext:value-type="float">
            <text:p>0.739086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23669" calcext:value-type="float">
            <text:p>0.23669</text:p>
          </table:table-cell>
          <table:table-cell table:formula="of:=1-[.G81]" office:value-type="float" office:value="0.76331" calcext:value-type="float">
            <text:p>0.76331</text:p>
          </table:table-cell>
          <table:table-cell office:value-type="float" office:value="0.230925" calcext:value-type="float">
            <text:p>0.230925</text:p>
          </table:table-cell>
          <table:table-cell table:formula="of:=1-[.I81]" office:value-type="float" office:value="0.769075" calcext:value-type="float">
            <text:p>0.769075</text:p>
          </table:table-cell>
          <table:table-cell office:value-type="float" office:value="0.24482" calcext:value-type="float">
            <text:p>0.24482</text:p>
          </table:table-cell>
          <table:table-cell table:formula="of:=1-[.K81]" office:value-type="float" office:value="0.75518" calcext:value-type="float">
            <text:p>0.75518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-[.O81]" office:value-type="float" office:value="0.660131" calcext:value-type="float">
            <text:p>0.660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34638" calcext:value-type="float">
            <text:p>0.234638</text:p>
          </table:table-cell>
          <table:table-cell table:formula="of:=1-[.C82]" office:value-type="float" office:value="0.765362" calcext:value-type="float">
            <text:p>0.765362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212625" calcext:value-type="float">
            <text:p>0.212625</text:p>
          </table:table-cell>
          <table:table-cell table:formula="of:=1-[.G82]" office:value-type="float" office:value="0.787375" calcext:value-type="float">
            <text:p>0.787375</text:p>
          </table:table-cell>
          <table:table-cell office:value-type="float" office:value="0.2068" calcext:value-type="float">
            <text:p>0.2068</text:p>
          </table:table-cell>
          <table:table-cell table:formula="of:=1-[.I82]" office:value-type="float" office:value="0.7932" calcext:value-type="float">
            <text:p>0.7932</text:p>
          </table:table-cell>
          <table:table-cell office:value-type="float" office:value="0.221458" calcext:value-type="float">
            <text:p>0.221458</text:p>
          </table:table-cell>
          <table:table-cell table:formula="of:=1-[.K82]" office:value-type="float" office:value="0.778542" calcext:value-type="float">
            <text:p>0.778542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-[.O82]" office:value-type="float" office:value="0.629759" calcext:value-type="float">
            <text:p>0.6297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51886" calcext:value-type="float">
            <text:p>0.151886</text:p>
          </table:table-cell>
          <table:table-cell table:formula="of:=1-[.C83]" office:value-type="float" office:value="0.848114" calcext:value-type="float">
            <text:p>0.848114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136807" calcext:value-type="float">
            <text:p>0.136807</text:p>
          </table:table-cell>
          <table:table-cell table:formula="of:=1-[.G83]" office:value-type="float" office:value="0.863193" calcext:value-type="float">
            <text:p>0.863193</text:p>
          </table:table-cell>
          <table:table-cell office:value-type="float" office:value="0.132287" calcext:value-type="float">
            <text:p>0.132287</text:p>
          </table:table-cell>
          <table:table-cell table:formula="of:=1-[.I83]" office:value-type="float" office:value="0.867713" calcext:value-type="float">
            <text:p>0.867713</text:p>
          </table:table-cell>
          <table:table-cell office:value-type="float" office:value="0.146844" calcext:value-type="float">
            <text:p>0.146844</text:p>
          </table:table-cell>
          <table:table-cell table:formula="of:=1-[.K83]" office:value-type="float" office:value="0.853156" calcext:value-type="float">
            <text:p>0.853156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-[.O83]" office:value-type="float" office:value="0.617713" calcext:value-type="float">
            <text:p>0.617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72253" calcext:value-type="float">
            <text:p>0.0772253</text:p>
          </table:table-cell>
          <table:table-cell table:formula="of:=1-[.C84]" office:value-type="float" office:value="0.9227747" calcext:value-type="float">
            <text:p>0.9227747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0687515" calcext:value-type="float">
            <text:p>0.0687515</text:p>
          </table:table-cell>
          <table:table-cell table:formula="of:=1-[.G84]" office:value-type="float" office:value="0.9312485" calcext:value-type="float">
            <text:p>0.9312485</text:p>
          </table:table-cell>
          <table:table-cell office:value-type="float" office:value="0.0611957" calcext:value-type="float">
            <text:p>0.0611957</text:p>
          </table:table-cell>
          <table:table-cell table:formula="of:=1-[.I84]" office:value-type="float" office:value="0.9388043" calcext:value-type="float">
            <text:p>0.9388043</text:p>
          </table:table-cell>
          <table:table-cell office:value-type="float" office:value="0.0878834" calcext:value-type="float">
            <text:p>0.0878834</text:p>
          </table:table-cell>
          <table:table-cell table:formula="of:=1-[.K84]" office:value-type="float" office:value="0.9121166" calcext:value-type="float">
            <text:p>0.912116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-[.O84]" office:value-type="float" office:value="0.647964" calcext:value-type="float">
            <text:p>0.647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-0.0365806" calcext:value-type="float">
            <text:p>-0.0365806</text:p>
          </table:table-cell>
          <table:table-cell table:formula="of:=1-[.C85]" office:value-type="float" office:value="1.0365806" calcext:value-type="float">
            <text:p>1.0365806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-0.0341972" calcext:value-type="float">
            <text:p>-0.0341972</text:p>
          </table:table-cell>
          <table:table-cell table:formula="of:=1-[.G85]" office:value-type="float" office:value="1.0341972" calcext:value-type="float">
            <text:p>1.0341972</text:p>
          </table:table-cell>
          <table:table-cell office:value-type="float" office:value="-0.0409325" calcext:value-type="float">
            <text:p>-0.0409325</text:p>
          </table:table-cell>
          <table:table-cell table:formula="of:=1-[.I85]" office:value-type="float" office:value="1.0409325" calcext:value-type="float">
            <text:p>1.0409325</text:p>
          </table:table-cell>
          <table:table-cell office:value-type="float" office:value="-0.0158053" calcext:value-type="float">
            <text:p>-0.0158053</text:p>
          </table:table-cell>
          <table:table-cell table:formula="of:=1-[.K85]" office:value-type="float" office:value="1.0158053" calcext:value-type="float">
            <text:p>1.015805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-[.O85]" office:value-type="float" office:value="0.655324" calcext:value-type="float">
            <text:p>0.6553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30646" calcext:value-type="float">
            <text:p>0.130646</text:p>
          </table:table-cell>
          <table:table-cell table:formula="of:=1-[.C86]" office:value-type="float" office:value="0.869354" calcext:value-type="float">
            <text:p>0.86935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11381" calcext:value-type="float">
            <text:p>0.11381</text:p>
          </table:table-cell>
          <table:table-cell table:formula="of:=1-[.G86]" office:value-type="float" office:value="0.88619" calcext:value-type="float">
            <text:p>0.88619</text:p>
          </table:table-cell>
          <table:table-cell office:value-type="float" office:value="0.109211" calcext:value-type="float">
            <text:p>0.109211</text:p>
          </table:table-cell>
          <table:table-cell table:formula="of:=1-[.I86]" office:value-type="float" office:value="0.890789" calcext:value-type="float">
            <text:p>0.890789</text:p>
          </table:table-cell>
          <table:table-cell office:value-type="float" office:value="0.125814" calcext:value-type="float">
            <text:p>0.125814</text:p>
          </table:table-cell>
          <table:table-cell table:formula="of:=1-[.K86]" office:value-type="float" office:value="0.874186" calcext:value-type="float">
            <text:p>0.87418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-[.O86]" office:value-type="float" office:value="0.675013" calcext:value-type="float">
            <text:p>0.6750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159308" calcext:value-type="float">
            <text:p>0.159308</text:p>
          </table:table-cell>
          <table:table-cell table:formula="of:=1-[.C87]" office:value-type="float" office:value="0.840692" calcext:value-type="float">
            <text:p>0.840692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150606" calcext:value-type="float">
            <text:p>0.150606</text:p>
          </table:table-cell>
          <table:table-cell table:formula="of:=1-[.G87]" office:value-type="float" office:value="0.849394" calcext:value-type="float">
            <text:p>0.849394</text:p>
          </table:table-cell>
          <table:table-cell office:value-type="float" office:value="0.146781" calcext:value-type="float">
            <text:p>0.146781</text:p>
          </table:table-cell>
          <table:table-cell table:formula="of:=1-[.I87]" office:value-type="float" office:value="0.853219" calcext:value-type="float">
            <text:p>0.853219</text:p>
          </table:table-cell>
          <table:table-cell office:value-type="float" office:value="0.163871" calcext:value-type="float">
            <text:p>0.163871</text:p>
          </table:table-cell>
          <table:table-cell table:formula="of:=1-[.K87]" office:value-type="float" office:value="0.836129" calcext:value-type="float">
            <text:p>0.836129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-[.O87]" office:value-type="float" office:value="0.611887" calcext:value-type="float">
            <text:p>0.6118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1891" calcext:value-type="float">
            <text:p>0.101891</text:p>
          </table:table-cell>
          <table:table-cell table:formula="of:=1-[.C88]" office:value-type="float" office:value="0.898109" calcext:value-type="float">
            <text:p>0.898109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101125" calcext:value-type="float">
            <text:p>0.101125</text:p>
          </table:table-cell>
          <table:table-cell table:formula="of:=1-[.G88]" office:value-type="float" office:value="0.898875" calcext:value-type="float">
            <text:p>0.898875</text:p>
          </table:table-cell>
          <table:table-cell office:value-type="float" office:value="0.0944263" calcext:value-type="float">
            <text:p>0.0944263</text:p>
          </table:table-cell>
          <table:table-cell table:formula="of:=1-[.I88]" office:value-type="float" office:value="0.9055737" calcext:value-type="float">
            <text:p>0.9055737</text:p>
          </table:table-cell>
          <table:table-cell office:value-type="float" office:value="0.118033" calcext:value-type="float">
            <text:p>0.118033</text:p>
          </table:table-cell>
          <table:table-cell table:formula="of:=1-[.K88]" office:value-type="float" office:value="0.881967" calcext:value-type="float">
            <text:p>0.881967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-[.O88]" office:value-type="float" office:value="0.571326" calcext:value-type="float">
            <text:p>0.5713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00677" calcext:value-type="float">
            <text:p>0.200677</text:p>
          </table:table-cell>
          <table:table-cell table:formula="of:=1-[.C89]" office:value-type="float" office:value="0.799323" calcext:value-type="float">
            <text:p>0.799323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188437" calcext:value-type="float">
            <text:p>0.188437</text:p>
          </table:table-cell>
          <table:table-cell table:formula="of:=1-[.G89]" office:value-type="float" office:value="0.811563" calcext:value-type="float">
            <text:p>0.811563</text:p>
          </table:table-cell>
          <table:table-cell office:value-type="float" office:value="0.188897" calcext:value-type="float">
            <text:p>0.188897</text:p>
          </table:table-cell>
          <table:table-cell table:formula="of:=1-[.I89]" office:value-type="float" office:value="0.811103" calcext:value-type="float">
            <text:p>0.811103</text:p>
          </table:table-cell>
          <table:table-cell office:value-type="float" office:value="0.189751" calcext:value-type="float">
            <text:p>0.189751</text:p>
          </table:table-cell>
          <table:table-cell table:formula="of:=1-[.K89]" office:value-type="float" office:value="0.810249" calcext:value-type="float">
            <text:p>0.81024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-[.O89]" office:value-type="float" office:value="0.504165" calcext:value-type="float">
            <text:p>0.504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547131" calcext:value-type="float">
            <text:p>-0.0547131</text:p>
          </table:table-cell>
          <table:table-cell table:formula="of:=1-[.C101]" office:value-type="float" office:value="1.0547131" calcext:value-type="float">
            <text:p>1.054713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-0.0575106" calcext:value-type="float">
            <text:p>-0.0575106</text:p>
          </table:table-cell>
          <table:table-cell table:formula="of:=1-[.G101]" office:value-type="float" office:value="1.0575106" calcext:value-type="float">
            <text:p>1.0575106</text:p>
          </table:table-cell>
          <table:table-cell office:value-type="float" office:value="-0.0577811" calcext:value-type="float">
            <text:p>-0.0577811</text:p>
          </table:table-cell>
          <table:table-cell table:formula="of:=1-[.I101]" office:value-type="float" office:value="1.0577811" calcext:value-type="float">
            <text:p>1.0577811</text:p>
          </table:table-cell>
          <table:table-cell office:value-type="float" office:value="-0.060385" calcext:value-type="float">
            <text:p>-0.060385</text:p>
          </table:table-cell>
          <table:table-cell table:formula="of:=1-[.K101]" office:value-type="float" office:value="1.060385" calcext:value-type="float">
            <text:p>1.060385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-[.O101]" office:value-type="float" office:value="0.613698" calcext:value-type="float">
            <text:p>0.6136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44286" calcext:value-type="float">
            <text:p>0.044286</text:p>
          </table:table-cell>
          <table:table-cell table:formula="of:=1-[.C102]" office:value-type="float" office:value="0.955714" calcext:value-type="float">
            <text:p>0.955714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0421028" calcext:value-type="float">
            <text:p>0.0421028</text:p>
          </table:table-cell>
          <table:table-cell table:formula="of:=1-[.G102]" office:value-type="float" office:value="0.9578972" calcext:value-type="float">
            <text:p>0.9578972</text:p>
          </table:table-cell>
          <table:table-cell office:value-type="float" office:value="0.0406947" calcext:value-type="float">
            <text:p>0.0406947</text:p>
          </table:table-cell>
          <table:table-cell table:formula="of:=1-[.I102]" office:value-type="float" office:value="0.9593053" calcext:value-type="float">
            <text:p>0.9593053</text:p>
          </table:table-cell>
          <table:table-cell office:value-type="float" office:value="0.0364036" calcext:value-type="float">
            <text:p>0.0364036</text:p>
          </table:table-cell>
          <table:table-cell table:formula="of:=1-[.K102]" office:value-type="float" office:value="0.9635964" calcext:value-type="float">
            <text:p>0.9635964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-[.O102]" office:value-type="float" office:value="0.645741" calcext:value-type="float">
            <text:p>0.6457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844715" calcext:value-type="float">
            <text:p>0.0844715</text:p>
          </table:table-cell>
          <table:table-cell table:formula="of:=1-[.C103]" office:value-type="float" office:value="0.9155285" calcext:value-type="float">
            <text:p>0.9155285</text:p>
          </table:table-cell>
          <table:table-cell office:value-type="float" office:value="0.296727" calcext:value-type="float">
            <text:p>0.296727</text:p>
          </table:table-cell>
          <table:table-cell table:formula="of:=1-[.E103]" office:value-type="float" office:value="0.703273" calcext:value-type="float">
            <text:p>0.703273</text:p>
          </table:table-cell>
          <table:table-cell office:value-type="float" office:value="0.087975" calcext:value-type="float">
            <text:p>0.087975</text:p>
          </table:table-cell>
          <table:table-cell table:formula="of:=1-[.G103]" office:value-type="float" office:value="0.912025" calcext:value-type="float">
            <text:p>0.912025</text:p>
          </table:table-cell>
          <table:table-cell office:value-type="float" office:value="0.0864669" calcext:value-type="float">
            <text:p>0.0864669</text:p>
          </table:table-cell>
          <table:table-cell table:formula="of:=1-[.I103]" office:value-type="float" office:value="0.9135331" calcext:value-type="float">
            <text:p>0.9135331</text:p>
          </table:table-cell>
          <table:table-cell office:value-type="float" office:value="0.0858886" calcext:value-type="float">
            <text:p>0.0858886</text:p>
          </table:table-cell>
          <table:table-cell table:formula="of:=1-[.K103]" office:value-type="float" office:value="0.9141114" calcext:value-type="float">
            <text:p>0.9141114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-[.O103]" office:value-type="float" office:value="0.699365" calcext:value-type="float">
            <text:p>0.699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400809" calcext:value-type="float">
            <text:p>0.0400809</text:p>
          </table:table-cell>
          <table:table-cell table:formula="of:=1-[.C104]" office:value-type="float" office:value="0.9599191" calcext:value-type="float">
            <text:p>0.9599191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0397516" calcext:value-type="float">
            <text:p>0.0397516</text:p>
          </table:table-cell>
          <table:table-cell table:formula="of:=1-[.G104]" office:value-type="float" office:value="0.9602484" calcext:value-type="float">
            <text:p>0.9602484</text:p>
          </table:table-cell>
          <table:table-cell office:value-type="float" office:value="0.0390473" calcext:value-type="float">
            <text:p>0.0390473</text:p>
          </table:table-cell>
          <table:table-cell table:formula="of:=1-[.I104]" office:value-type="float" office:value="0.9609527" calcext:value-type="float">
            <text:p>0.9609527</text:p>
          </table:table-cell>
          <table:table-cell office:value-type="float" office:value="0.0359359" calcext:value-type="float">
            <text:p>0.0359359</text:p>
          </table:table-cell>
          <table:table-cell table:formula="of:=1-[.K104]" office:value-type="float" office:value="0.9640641" calcext:value-type="float">
            <text:p>0.9640641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-[.O104]" office:value-type="float" office:value="0.658817" calcext:value-type="float">
            <text:p>0.6588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849718" calcext:value-type="float">
            <text:p>0.0849718</text:p>
          </table:table-cell>
          <table:table-cell table:formula="of:=1-[.C105]" office:value-type="float" office:value="0.9150282" calcext:value-type="float">
            <text:p>0.9150282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0855589" calcext:value-type="float">
            <text:p>0.0855589</text:p>
          </table:table-cell>
          <table:table-cell table:formula="of:=1-[.G105]" office:value-type="float" office:value="0.9144411" calcext:value-type="float">
            <text:p>0.9144411</text:p>
          </table:table-cell>
          <table:table-cell office:value-type="float" office:value="0.0851187" calcext:value-type="float">
            <text:p>0.0851187</text:p>
          </table:table-cell>
          <table:table-cell table:formula="of:=1-[.I105]" office:value-type="float" office:value="0.9148813" calcext:value-type="float">
            <text:p>0.9148813</text:p>
          </table:table-cell>
          <table:table-cell office:value-type="float" office:value="0.0815409" calcext:value-type="float">
            <text:p>0.0815409</text:p>
          </table:table-cell>
          <table:table-cell table:formula="of:=1-[.K105]" office:value-type="float" office:value="0.9184591" calcext:value-type="float">
            <text:p>0.9184591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-[.O105]" office:value-type="float" office:value="0.647022" calcext:value-type="float">
            <text:p>0.6470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613102" calcext:value-type="float">
            <text:p>0.0613102</text:p>
          </table:table-cell>
          <table:table-cell table:formula="of:=1-[.C106]" office:value-type="float" office:value="0.9386898" calcext:value-type="float">
            <text:p>0.938689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0563577" calcext:value-type="float">
            <text:p>0.0563577</text:p>
          </table:table-cell>
          <table:table-cell table:formula="of:=1-[.G106]" office:value-type="float" office:value="0.9436423" calcext:value-type="float">
            <text:p>0.9436423</text:p>
          </table:table-cell>
          <table:table-cell office:value-type="float" office:value="0.0567754" calcext:value-type="float">
            <text:p>0.0567754</text:p>
          </table:table-cell>
          <table:table-cell table:formula="of:=1-[.I106]" office:value-type="float" office:value="0.9432246" calcext:value-type="float">
            <text:p>0.9432246</text:p>
          </table:table-cell>
          <table:table-cell office:value-type="float" office:value="0.052659" calcext:value-type="float">
            <text:p>0.052659</text:p>
          </table:table-cell>
          <table:table-cell table:formula="of:=1-[.K106]" office:value-type="float" office:value="0.947341" calcext:value-type="float">
            <text:p>0.947341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-[.O106]" office:value-type="float" office:value="0.676743" calcext:value-type="float">
            <text:p>0.6767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19231" calcext:value-type="float">
            <text:p>0.119231</text:p>
          </table:table-cell>
          <table:table-cell table:formula="of:=1-[.C107]" office:value-type="float" office:value="0.880769" calcext:value-type="float">
            <text:p>0.880769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108636" calcext:value-type="float">
            <text:p>0.108636</text:p>
          </table:table-cell>
          <table:table-cell table:formula="of:=1-[.G107]" office:value-type="float" office:value="0.891364" calcext:value-type="float">
            <text:p>0.891364</text:p>
          </table:table-cell>
          <table:table-cell office:value-type="float" office:value="0.108231" calcext:value-type="float">
            <text:p>0.108231</text:p>
          </table:table-cell>
          <table:table-cell table:formula="of:=1-[.I107]" office:value-type="float" office:value="0.891769" calcext:value-type="float">
            <text:p>0.891769</text:p>
          </table:table-cell>
          <table:table-cell office:value-type="float" office:value="0.105433" calcext:value-type="float">
            <text:p>0.105433</text:p>
          </table:table-cell>
          <table:table-cell table:formula="of:=1-[.K107]" office:value-type="float" office:value="0.894567" calcext:value-type="float">
            <text:p>0.894567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-[.O107]" office:value-type="float" office:value="0.667701" calcext:value-type="float">
            <text:p>0.6677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0818" calcext:value-type="float">
            <text:p>0.20818</text:p>
          </table:table-cell>
          <table:table-cell table:formula="of:=1-[.C108]" office:value-type="float" office:value="0.79182" calcext:value-type="float">
            <text:p>0.79182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192582" calcext:value-type="float">
            <text:p>0.192582</text:p>
          </table:table-cell>
          <table:table-cell table:formula="of:=1-[.G108]" office:value-type="float" office:value="0.807418" calcext:value-type="float">
            <text:p>0.807418</text:p>
          </table:table-cell>
          <table:table-cell office:value-type="float" office:value="0.19409" calcext:value-type="float">
            <text:p>0.19409</text:p>
          </table:table-cell>
          <table:table-cell table:formula="of:=1-[.I108]" office:value-type="float" office:value="0.80591" calcext:value-type="float">
            <text:p>0.80591</text:p>
          </table:table-cell>
          <table:table-cell office:value-type="float" office:value="0.186903" calcext:value-type="float">
            <text:p>0.186903</text:p>
          </table:table-cell>
          <table:table-cell table:formula="of:=1-[.K108]" office:value-type="float" office:value="0.813097" calcext:value-type="float">
            <text:p>0.813097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-[.O108]" office:value-type="float" office:value="0.644359" calcext:value-type="float">
            <text:p>0.6443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45349" calcext:value-type="float">
            <text:p>0.245349</text:p>
          </table:table-cell>
          <table:table-cell table:formula="of:=1-[.C109]" office:value-type="float" office:value="0.754651" calcext:value-type="float">
            <text:p>0.754651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22927" calcext:value-type="float">
            <text:p>0.22927</text:p>
          </table:table-cell>
          <table:table-cell table:formula="of:=1-[.G109]" office:value-type="float" office:value="0.77073" calcext:value-type="float">
            <text:p>0.77073</text:p>
          </table:table-cell>
          <table:table-cell office:value-type="float" office:value="0.230259" calcext:value-type="float">
            <text:p>0.230259</text:p>
          </table:table-cell>
          <table:table-cell table:formula="of:=1-[.I109]" office:value-type="float" office:value="0.769741" calcext:value-type="float">
            <text:p>0.769741</text:p>
          </table:table-cell>
          <table:table-cell office:value-type="float" office:value="0.225056" calcext:value-type="float">
            <text:p>0.225056</text:p>
          </table:table-cell>
          <table:table-cell table:formula="of:=1-[.K109]" office:value-type="float" office:value="0.774944" calcext:value-type="float">
            <text:p>0.774944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-[.O109]" office:value-type="float" office:value="0.675578" calcext:value-type="float">
            <text:p>0.6755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7196" calcext:value-type="float">
            <text:p>0.287196</text:p>
          </table:table-cell>
          <table:table-cell table:formula="of:=1-[.C110]" office:value-type="float" office:value="0.712804" calcext:value-type="float">
            <text:p>0.712804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269405" calcext:value-type="float">
            <text:p>0.269405</text:p>
          </table:table-cell>
          <table:table-cell table:formula="of:=1-[.G110]" office:value-type="float" office:value="0.730595" calcext:value-type="float">
            <text:p>0.730595</text:p>
          </table:table-cell>
          <table:table-cell office:value-type="float" office:value="0.271285" calcext:value-type="float">
            <text:p>0.271285</text:p>
          </table:table-cell>
          <table:table-cell table:formula="of:=1-[.I110]" office:value-type="float" office:value="0.728715" calcext:value-type="float">
            <text:p>0.728715</text:p>
          </table:table-cell>
          <table:table-cell office:value-type="float" office:value="0.264486" calcext:value-type="float">
            <text:p>0.264486</text:p>
          </table:table-cell>
          <table:table-cell table:formula="of:=1-[.K110]" office:value-type="float" office:value="0.735514" calcext:value-type="float">
            <text:p>0.735514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-[.O110]" office:value-type="float" office:value="0.674993" calcext:value-type="float">
            <text:p>0.6749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5331" calcext:value-type="float">
            <text:p>0.315331</text:p>
          </table:table-cell>
          <table:table-cell table:formula="of:=1-[.C111]" office:value-type="float" office:value="0.684669" calcext:value-type="float">
            <text:p>0.684669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295212" calcext:value-type="float">
            <text:p>0.295212</text:p>
          </table:table-cell>
          <table:table-cell table:formula="of:=1-[.G111]" office:value-type="float" office:value="0.704788" calcext:value-type="float">
            <text:p>0.704788</text:p>
          </table:table-cell>
          <table:table-cell office:value-type="float" office:value="0.295492" calcext:value-type="float">
            <text:p>0.295492</text:p>
          </table:table-cell>
          <table:table-cell table:formula="of:=1-[.I111]" office:value-type="float" office:value="0.704508" calcext:value-type="float">
            <text:p>0.704508</text:p>
          </table:table-cell>
          <table:table-cell office:value-type="float" office:value="0.291039" calcext:value-type="float">
            <text:p>0.291039</text:p>
          </table:table-cell>
          <table:table-cell table:formula="of:=1-[.K111]" office:value-type="float" office:value="0.708961" calcext:value-type="float">
            <text:p>0.708961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9475" calcext:value-type="float">
            <text:p>0.279475</text:p>
          </table:table-cell>
          <table:table-cell table:formula="of:=1-[.C112]" office:value-type="float" office:value="0.720525" calcext:value-type="float">
            <text:p>0.72052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57558" calcext:value-type="float">
            <text:p>0.257558</text:p>
          </table:table-cell>
          <table:table-cell table:formula="of:=1-[.G112]" office:value-type="float" office:value="0.742442" calcext:value-type="float">
            <text:p>0.742442</text:p>
          </table:table-cell>
          <table:table-cell office:value-type="float" office:value="0.258639" calcext:value-type="float">
            <text:p>0.258639</text:p>
          </table:table-cell>
          <table:table-cell table:formula="of:=1-[.I112]" office:value-type="float" office:value="0.741361" calcext:value-type="float">
            <text:p>0.741361</text:p>
          </table:table-cell>
          <table:table-cell office:value-type="float" office:value="0.252528" calcext:value-type="float">
            <text:p>0.252528</text:p>
          </table:table-cell>
          <table:table-cell table:formula="of:=1-[.K112]" office:value-type="float" office:value="0.747472" calcext:value-type="float">
            <text:p>0.74747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0047" calcext:value-type="float">
            <text:p>0.280047</text:p>
          </table:table-cell>
          <table:table-cell table:formula="of:=1-[.C113]" office:value-type="float" office:value="0.719953" calcext:value-type="float">
            <text:p>0.71995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261536" calcext:value-type="float">
            <text:p>0.261536</text:p>
          </table:table-cell>
          <table:table-cell table:formula="of:=1-[.G113]" office:value-type="float" office:value="0.738464" calcext:value-type="float">
            <text:p>0.738464</text:p>
          </table:table-cell>
          <table:table-cell office:value-type="float" office:value="0.262602" calcext:value-type="float">
            <text:p>0.262602</text:p>
          </table:table-cell>
          <table:table-cell table:formula="of:=1-[.I113]" office:value-type="float" office:value="0.737398" calcext:value-type="float">
            <text:p>0.737398</text:p>
          </table:table-cell>
          <table:table-cell office:value-type="float" office:value="0.257726" calcext:value-type="float">
            <text:p>0.257726</text:p>
          </table:table-cell>
          <table:table-cell table:formula="of:=1-[.K113]" office:value-type="float" office:value="0.742274" calcext:value-type="float">
            <text:p>0.74227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8855" calcext:value-type="float">
            <text:p>0.278855</text:p>
          </table:table-cell>
          <table:table-cell table:formula="of:=1-[.C114]" office:value-type="float" office:value="0.721145" calcext:value-type="float">
            <text:p>0.721145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55655" calcext:value-type="float">
            <text:p>0.255655</text:p>
          </table:table-cell>
          <table:table-cell table:formula="of:=1-[.G114]" office:value-type="float" office:value="0.744345" calcext:value-type="float">
            <text:p>0.744345</text:p>
          </table:table-cell>
          <table:table-cell office:value-type="float" office:value="0.256804" calcext:value-type="float">
            <text:p>0.256804</text:p>
          </table:table-cell>
          <table:table-cell table:formula="of:=1-[.I114]" office:value-type="float" office:value="0.743196" calcext:value-type="float">
            <text:p>0.743196</text:p>
          </table:table-cell>
          <table:table-cell office:value-type="float" office:value="0.25099" calcext:value-type="float">
            <text:p>0.25099</text:p>
          </table:table-cell>
          <table:table-cell table:formula="of:=1-[.K114]" office:value-type="float" office:value="0.74901" calcext:value-type="float">
            <text:p>0.74901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8205" calcext:value-type="float">
            <text:p>0.268205</text:p>
          </table:table-cell>
          <table:table-cell table:formula="of:=1-[.C115]" office:value-type="float" office:value="0.731795" calcext:value-type="float">
            <text:p>0.731795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44848" calcext:value-type="float">
            <text:p>0.244848</text:p>
          </table:table-cell>
          <table:table-cell table:formula="of:=1-[.G115]" office:value-type="float" office:value="0.755152" calcext:value-type="float">
            <text:p>0.755152</text:p>
          </table:table-cell>
          <table:table-cell office:value-type="float" office:value="0.244562" calcext:value-type="float">
            <text:p>0.244562</text:p>
          </table:table-cell>
          <table:table-cell table:formula="of:=1-[.I115]" office:value-type="float" office:value="0.755438" calcext:value-type="float">
            <text:p>0.755438</text:p>
          </table:table-cell>
          <table:table-cell office:value-type="float" office:value="0.241201" calcext:value-type="float">
            <text:p>0.241201</text:p>
          </table:table-cell>
          <table:table-cell table:formula="of:=1-[.K115]" office:value-type="float" office:value="0.758799" calcext:value-type="float">
            <text:p>0.758799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1156" calcext:value-type="float">
            <text:p>0.331156</text:p>
          </table:table-cell>
          <table:table-cell table:formula="of:=1-[.C116]" office:value-type="float" office:value="0.668844" calcext:value-type="float">
            <text:p>0.668844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09066" calcext:value-type="float">
            <text:p>0.309066</text:p>
          </table:table-cell>
          <table:table-cell table:formula="of:=1-[.G116]" office:value-type="float" office:value="0.690934" calcext:value-type="float">
            <text:p>0.690934</text:p>
          </table:table-cell>
          <table:table-cell office:value-type="float" office:value="0.309302" calcext:value-type="float">
            <text:p>0.309302</text:p>
          </table:table-cell>
          <table:table-cell table:formula="of:=1-[.I116]" office:value-type="float" office:value="0.690698" calcext:value-type="float">
            <text:p>0.690698</text:p>
          </table:table-cell>
          <table:table-cell office:value-type="float" office:value="0.305815" calcext:value-type="float">
            <text:p>0.305815</text:p>
          </table:table-cell>
          <table:table-cell table:formula="of:=1-[.K116]" office:value-type="float" office:value="0.694185" calcext:value-type="float">
            <text:p>0.694185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1284" calcext:value-type="float">
            <text:p>0.281284</text:p>
          </table:table-cell>
          <table:table-cell table:formula="of:=1-[.C121]" office:value-type="float" office:value="0.718716" calcext:value-type="float">
            <text:p>0.718716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270898" calcext:value-type="float">
            <text:p>0.270898</text:p>
          </table:table-cell>
          <table:table-cell table:formula="of:=1-[.G121]" office:value-type="float" office:value="0.729102" calcext:value-type="float">
            <text:p>0.729102</text:p>
          </table:table-cell>
          <table:table-cell office:value-type="float" office:value="0.272933" calcext:value-type="float">
            <text:p>0.272933</text:p>
          </table:table-cell>
          <table:table-cell table:formula="of:=1-[.I121]" office:value-type="float" office:value="0.727067" calcext:value-type="float">
            <text:p>0.727067</text:p>
          </table:table-cell>
          <table:table-cell office:value-type="float" office:value="0.267064" calcext:value-type="float">
            <text:p>0.267064</text:p>
          </table:table-cell>
          <table:table-cell table:formula="of:=1-[.K121]" office:value-type="float" office:value="0.732936" calcext:value-type="float">
            <text:p>0.732936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06918" calcext:value-type="float">
            <text:p>0.206918</text:p>
          </table:table-cell>
          <table:table-cell table:formula="of:=1-[.C122]" office:value-type="float" office:value="0.793082" calcext:value-type="float">
            <text:p>0.793082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193954" calcext:value-type="float">
            <text:p>0.193954</text:p>
          </table:table-cell>
          <table:table-cell table:formula="of:=1-[.G122]" office:value-type="float" office:value="0.806046" calcext:value-type="float">
            <text:p>0.806046</text:p>
          </table:table-cell>
          <table:table-cell office:value-type="float" office:value="0.193203" calcext:value-type="float">
            <text:p>0.193203</text:p>
          </table:table-cell>
          <table:table-cell table:formula="of:=1-[.I122]" office:value-type="float" office:value="0.806797" calcext:value-type="float">
            <text:p>0.806797</text:p>
          </table:table-cell>
          <table:table-cell office:value-type="float" office:value="0.191658" calcext:value-type="float">
            <text:p>0.191658</text:p>
          </table:table-cell>
          <table:table-cell table:formula="of:=1-[.K122]" office:value-type="float" office:value="0.808342" calcext:value-type="float">
            <text:p>0.808342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-[.O122]" office:value-type="float" office:value="0.725526" calcext:value-type="float">
            <text:p>0.7255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6522" calcext:value-type="float">
            <text:p>0.146522</text:p>
          </table:table-cell>
          <table:table-cell table:formula="of:=1-[.C123]" office:value-type="float" office:value="0.853478" calcext:value-type="float">
            <text:p>0.853478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141034" calcext:value-type="float">
            <text:p>0.141034</text:p>
          </table:table-cell>
          <table:table-cell table:formula="of:=1-[.G123]" office:value-type="float" office:value="0.858966" calcext:value-type="float">
            <text:p>0.858966</text:p>
          </table:table-cell>
          <table:table-cell office:value-type="float" office:value="0.140731" calcext:value-type="float">
            <text:p>0.140731</text:p>
          </table:table-cell>
          <table:table-cell table:formula="of:=1-[.I123]" office:value-type="float" office:value="0.859269" calcext:value-type="float">
            <text:p>0.859269</text:p>
          </table:table-cell>
          <table:table-cell office:value-type="float" office:value="0.138358" calcext:value-type="float">
            <text:p>0.138358</text:p>
          </table:table-cell>
          <table:table-cell table:formula="of:=1-[.K123]" office:value-type="float" office:value="0.861642" calcext:value-type="float">
            <text:p>0.861642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-[.O123]" office:value-type="float" office:value="0.687624" calcext:value-type="float">
            <text:p>0.6876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35512" calcext:value-type="float">
            <text:p>0.135512</text:p>
          </table:table-cell>
          <table:table-cell table:formula="of:=1-[.C124]" office:value-type="float" office:value="0.864488" calcext:value-type="float">
            <text:p>0.864488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131206" calcext:value-type="float">
            <text:p>0.131206</text:p>
          </table:table-cell>
          <table:table-cell table:formula="of:=1-[.G124]" office:value-type="float" office:value="0.868794" calcext:value-type="float">
            <text:p>0.868794</text:p>
          </table:table-cell>
          <table:table-cell office:value-type="float" office:value="0.131702" calcext:value-type="float">
            <text:p>0.131702</text:p>
          </table:table-cell>
          <table:table-cell table:formula="of:=1-[.I124]" office:value-type="float" office:value="0.868298" calcext:value-type="float">
            <text:p>0.868298</text:p>
          </table:table-cell>
          <table:table-cell office:value-type="float" office:value="0.128426" calcext:value-type="float">
            <text:p>0.128426</text:p>
          </table:table-cell>
          <table:table-cell table:formula="of:=1-[.K124]" office:value-type="float" office:value="0.871574" calcext:value-type="float">
            <text:p>0.871574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-[.O124]" office:value-type="float" office:value="0.716799" calcext:value-type="float">
            <text:p>0.71679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3819" calcext:value-type="float">
            <text:p>0.23819</text:p>
          </table:table-cell>
          <table:table-cell table:formula="of:=1-[.C125]" office:value-type="float" office:value="0.76181" calcext:value-type="float">
            <text:p>0.7618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3198" calcext:value-type="float">
            <text:p>0.23198</text:p>
          </table:table-cell>
          <table:table-cell table:formula="of:=1-[.G125]" office:value-type="float" office:value="0.76802" calcext:value-type="float">
            <text:p>0.76802</text:p>
          </table:table-cell>
          <table:table-cell office:value-type="float" office:value="0.232719" calcext:value-type="float">
            <text:p>0.232719</text:p>
          </table:table-cell>
          <table:table-cell table:formula="of:=1-[.I125]" office:value-type="float" office:value="0.767281" calcext:value-type="float">
            <text:p>0.767281</text:p>
          </table:table-cell>
          <table:table-cell office:value-type="float" office:value="0.230073" calcext:value-type="float">
            <text:p>0.230073</text:p>
          </table:table-cell>
          <table:table-cell table:formula="of:=1-[.K125]" office:value-type="float" office:value="0.769927" calcext:value-type="float">
            <text:p>0.769927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8278" calcext:value-type="float">
            <text:p>0.278278</text:p>
          </table:table-cell>
          <table:table-cell table:formula="of:=1-[.C126]" office:value-type="float" office:value="0.721722" calcext:value-type="float">
            <text:p>0.721722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78027" calcext:value-type="float">
            <text:p>0.278027</text:p>
          </table:table-cell>
          <table:table-cell table:formula="of:=1-[.G126]" office:value-type="float" office:value="0.721973" calcext:value-type="float">
            <text:p>0.721973</text:p>
          </table:table-cell>
          <table:table-cell office:value-type="float" office:value="0.275609" calcext:value-type="float">
            <text:p>0.275609</text:p>
          </table:table-cell>
          <table:table-cell table:formula="of:=1-[.I126]" office:value-type="float" office:value="0.724391" calcext:value-type="float">
            <text:p>0.724391</text:p>
          </table:table-cell>
          <table:table-cell office:value-type="float" office:value="0.275223" calcext:value-type="float">
            <text:p>0.275223</text:p>
          </table:table-cell>
          <table:table-cell table:formula="of:=1-[.K126]" office:value-type="float" office:value="0.724777" calcext:value-type="float">
            <text:p>0.724777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7539" calcext:value-type="float">
            <text:p>0.247539</text:p>
          </table:table-cell>
          <table:table-cell table:formula="of:=1-[.C127]" office:value-type="float" office:value="0.752461" calcext:value-type="float">
            <text:p>0.752461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4472" calcext:value-type="float">
            <text:p>0.24472</text:p>
          </table:table-cell>
          <table:table-cell table:formula="of:=1-[.G127]" office:value-type="float" office:value="0.75528" calcext:value-type="float">
            <text:p>0.75528</text:p>
          </table:table-cell>
          <table:table-cell office:value-type="float" office:value="0.242861" calcext:value-type="float">
            <text:p>0.242861</text:p>
          </table:table-cell>
          <table:table-cell table:formula="of:=1-[.I127]" office:value-type="float" office:value="0.757139" calcext:value-type="float">
            <text:p>0.757139</text:p>
          </table:table-cell>
          <table:table-cell office:value-type="float" office:value="0.239403" calcext:value-type="float">
            <text:p>0.239403</text:p>
          </table:table-cell>
          <table:table-cell table:formula="of:=1-[.K127]" office:value-type="float" office:value="0.760597" calcext:value-type="float">
            <text:p>0.760597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0596" calcext:value-type="float">
            <text:p>0.240596</text:p>
          </table:table-cell>
          <table:table-cell table:formula="of:=1-[.C128]" office:value-type="float" office:value="0.759404" calcext:value-type="float">
            <text:p>0.759404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41287" calcext:value-type="float">
            <text:p>0.241287</text:p>
          </table:table-cell>
          <table:table-cell table:formula="of:=1-[.G128]" office:value-type="float" office:value="0.758713" calcext:value-type="float">
            <text:p>0.758713</text:p>
          </table:table-cell>
          <table:table-cell office:value-type="float" office:value="0.23937" calcext:value-type="float">
            <text:p>0.23937</text:p>
          </table:table-cell>
          <table:table-cell table:formula="of:=1-[.I128]" office:value-type="float" office:value="0.76063" calcext:value-type="float">
            <text:p>0.76063</text:p>
          </table:table-cell>
          <table:table-cell office:value-type="float" office:value="0.237857" calcext:value-type="float">
            <text:p>0.237857</text:p>
          </table:table-cell>
          <table:table-cell table:formula="of:=1-[.K128]" office:value-type="float" office:value="0.762143" calcext:value-type="float">
            <text:p>0.76214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1433" calcext:value-type="float">
            <text:p>0.241433</text:p>
          </table:table-cell>
          <table:table-cell table:formula="of:=1-[.C129]" office:value-type="float" office:value="0.758567" calcext:value-type="float">
            <text:p>0.75856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39726" calcext:value-type="float">
            <text:p>0.239726</text:p>
          </table:table-cell>
          <table:table-cell table:formula="of:=1-[.G129]" office:value-type="float" office:value="0.760274" calcext:value-type="float">
            <text:p>0.760274</text:p>
          </table:table-cell>
          <table:table-cell office:value-type="float" office:value="0.237131" calcext:value-type="float">
            <text:p>0.237131</text:p>
          </table:table-cell>
          <table:table-cell table:formula="of:=1-[.I129]" office:value-type="float" office:value="0.762869" calcext:value-type="float">
            <text:p>0.762869</text:p>
          </table:table-cell>
          <table:table-cell office:value-type="float" office:value="0.235312" calcext:value-type="float">
            <text:p>0.235312</text:p>
          </table:table-cell>
          <table:table-cell table:formula="of:=1-[.K129]" office:value-type="float" office:value="0.764688" calcext:value-type="float">
            <text:p>0.764688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8878" calcext:value-type="float">
            <text:p>0.218878</text:p>
          </table:table-cell>
          <table:table-cell table:formula="of:=1-[.C130]" office:value-type="float" office:value="0.781122" calcext:value-type="float">
            <text:p>0.781122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5975" calcext:value-type="float">
            <text:p>0.215975</text:p>
          </table:table-cell>
          <table:table-cell table:formula="of:=1-[.G130]" office:value-type="float" office:value="0.784025" calcext:value-type="float">
            <text:p>0.784025</text:p>
          </table:table-cell>
          <table:table-cell office:value-type="float" office:value="0.214141" calcext:value-type="float">
            <text:p>0.214141</text:p>
          </table:table-cell>
          <table:table-cell table:formula="of:=1-[.I130]" office:value-type="float" office:value="0.785859" calcext:value-type="float">
            <text:p>0.785859</text:p>
          </table:table-cell>
          <table:table-cell office:value-type="float" office:value="0.212202" calcext:value-type="float">
            <text:p>0.212202</text:p>
          </table:table-cell>
          <table:table-cell table:formula="of:=1-[.K130]" office:value-type="float" office:value="0.787798" calcext:value-type="float">
            <text:p>0.787798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55390489468908" calcext:value-type="float">
            <text:p>-0.1553904895</text:p>
          </table:table-cell>
          <table:table-cell table:style-name="ce1" table:formula="of:=CORREL([.B78:.B130];[.D78:.D130])" office:value-type="float" office:value="0.155390489468908" calcext:value-type="float">
            <text:p>0.15539048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37160427090794" calcext:value-type="float">
            <text:p>0.3716042709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0.112980973276667" calcext:value-type="float">
            <text:p>0.1129809733</text:p>
          </table:table-cell>
          <table:table-cell table:formula="of:=CORREL([.B78:.B130];[.I78:.I130])" office:value-type="float" office:value="-0.0981673813902804" calcext:value-type="float">
            <text:p>-0.0981673814</text:p>
          </table:table-cell>
          <table:table-cell table:style-name="ce1" table:formula="of:=CORREL([.B78:.B130];[.J78:.J130])" office:value-type="float" office:value="0.0981673813902802" calcext:value-type="float">
            <text:p>0.0981673814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0.163236624834241" calcext:value-type="float">
            <text:p>0.1632366248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20728093779594" calcext:value-type="float">
            <text:p>0.320728093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152996" calcext:value-type="float">
            <text:p>0.152996</text:p>
          </table:table-cell>
          <table:table-cell table:formula="of:=1-[.C134]" office:value-type="float" office:value="0.847004" calcext:value-type="float">
            <text:p>0.847004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128666" calcext:value-type="float">
            <text:p>0.128666</text:p>
          </table:table-cell>
          <table:table-cell table:formula="of:=1-[.G134]" office:value-type="float" office:value="0.871334" calcext:value-type="float">
            <text:p>0.871334</text:p>
          </table:table-cell>
          <table:table-cell office:value-type="float" office:value="0.121494" calcext:value-type="float">
            <text:p>0.121494</text:p>
          </table:table-cell>
          <table:table-cell table:formula="of:=1-[.I134]" office:value-type="float" office:value="0.878506" calcext:value-type="float">
            <text:p>0.878506</text:p>
          </table:table-cell>
          <table:table-cell office:value-type="float" office:value="0.131086" calcext:value-type="float">
            <text:p>0.131086</text:p>
          </table:table-cell>
          <table:table-cell table:formula="of:=1-[.K134]" office:value-type="float" office:value="0.868914" calcext:value-type="float">
            <text:p>0.868914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-[.O134]" office:value-type="float" office:value="0.577721" calcext:value-type="float">
            <text:p>0.5777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83402" calcext:value-type="float">
            <text:p>0.0283402</text:p>
          </table:table-cell>
          <table:table-cell table:formula="of:=1-[.C135]" office:value-type="float" office:value="0.9716598" calcext:value-type="float">
            <text:p>0.9716598</text:p>
          </table:table-cell>
          <table:table-cell office:value-type="float" office:value="0.38133" calcext:value-type="float">
            <text:p>0.38133</text:p>
          </table:table-cell>
          <table:table-cell table:formula="of:=1-[.E135]" office:value-type="float" office:value="0.61867" calcext:value-type="float">
            <text:p>0.61867</text:p>
          </table:table-cell>
          <table:table-cell office:value-type="float" office:value="-0.113907" calcext:value-type="float">
            <text:p>-0.113907</text:p>
          </table:table-cell>
          <table:table-cell table:formula="of:=1-[.G135]" office:value-type="float" office:value="1.113907" calcext:value-type="float">
            <text:p>1.113907</text:p>
          </table:table-cell>
          <table:table-cell office:value-type="float" office:value="-0.0563708" calcext:value-type="float">
            <text:p>-0.0563708</text:p>
          </table:table-cell>
          <table:table-cell table:formula="of:=1-[.I135]" office:value-type="float" office:value="1.0563708" calcext:value-type="float">
            <text:p>1.0563708</text:p>
          </table:table-cell>
          <table:table-cell office:value-type="float" office:value="-0.121742" calcext:value-type="float">
            <text:p>-0.121742</text:p>
          </table:table-cell>
          <table:table-cell table:formula="of:=1-[.K135]" office:value-type="float" office:value="1.121742" calcext:value-type="float">
            <text:p>1.121742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-[.O135]" office:value-type="float" office:value="0.384014" calcext:value-type="float">
            <text:p>0.384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174677" calcext:value-type="float">
            <text:p>0.174677</text:p>
          </table:table-cell>
          <table:table-cell table:formula="of:=1-[.C136]" office:value-type="float" office:value="0.825323" calcext:value-type="float">
            <text:p>0.825323</text:p>
          </table:table-cell>
          <table:table-cell office:value-type="float" office:value="0.287188" calcext:value-type="float">
            <text:p>0.287188</text:p>
          </table:table-cell>
          <table:table-cell table:formula="of:=1-[.E136]" office:value-type="float" office:value="0.712812" calcext:value-type="float">
            <text:p>0.712812</text:p>
          </table:table-cell>
          <table:table-cell office:value-type="float" office:value="0.108121" calcext:value-type="float">
            <text:p>0.108121</text:p>
          </table:table-cell>
          <table:table-cell table:formula="of:=1-[.G136]" office:value-type="float" office:value="0.891879" calcext:value-type="float">
            <text:p>0.891879</text:p>
          </table:table-cell>
          <table:table-cell office:value-type="float" office:value="0.125737" calcext:value-type="float">
            <text:p>0.125737</text:p>
          </table:table-cell>
          <table:table-cell table:formula="of:=1-[.I136]" office:value-type="float" office:value="0.874263" calcext:value-type="float">
            <text:p>0.874263</text:p>
          </table:table-cell>
          <table:table-cell office:value-type="float" office:value="0.0504316" calcext:value-type="float">
            <text:p>0.0504316</text:p>
          </table:table-cell>
          <table:table-cell table:formula="of:=1-[.K136]" office:value-type="float" office:value="0.9495684" calcext:value-type="float">
            <text:p>0.9495684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-[.O136]" office:value-type="float" office:value="0.637028" calcext:value-type="float">
            <text:p>0.6370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345567" calcext:value-type="float">
            <text:p>-0.345567</text:p>
          </table:table-cell>
          <table:table-cell table:formula="of:=1-[.C137]" office:value-type="float" office:value="1.345567" calcext:value-type="float">
            <text:p>1.345567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-0.693712" calcext:value-type="float">
            <text:p>-0.693712</text:p>
          </table:table-cell>
          <table:table-cell table:formula="of:=1-[.G137]" office:value-type="float" office:value="1.693712" calcext:value-type="float">
            <text:p>1.693712</text:p>
          </table:table-cell>
          <table:table-cell office:value-type="float" office:value="-0.557584" calcext:value-type="float">
            <text:p>-0.557584</text:p>
          </table:table-cell>
          <table:table-cell table:formula="of:=1-[.I137]" office:value-type="float" office:value="1.557584" calcext:value-type="float">
            <text:p>1.557584</text:p>
          </table:table-cell>
          <table:table-cell office:value-type="float" office:value="-0.703994" calcext:value-type="float">
            <text:p>-0.703994</text:p>
          </table:table-cell>
          <table:table-cell table:formula="of:=1-[.K137]" office:value-type="float" office:value="1.703994" calcext:value-type="float">
            <text:p>1.703994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-[.O137]" office:value-type="float" office:value="-0.05925" calcext:value-type="float">
            <text:p>-0.059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53247" calcext:value-type="float">
            <text:p>0.0353247</text:p>
          </table:table-cell>
          <table:table-cell table:formula="of:=1-[.C138]" office:value-type="float" office:value="0.9646753" calcext:value-type="float">
            <text:p>0.9646753</text:p>
          </table:table-cell>
          <table:table-cell office:value-type="float" office:value="0.318614" calcext:value-type="float">
            <text:p>0.318614</text:p>
          </table:table-cell>
          <table:table-cell table:formula="of:=1-[.E138]" office:value-type="float" office:value="0.681386" calcext:value-type="float">
            <text:p>0.681386</text:p>
          </table:table-cell>
          <table:table-cell office:value-type="float" office:value="-0.0366171" calcext:value-type="float">
            <text:p>-0.0366171</text:p>
          </table:table-cell>
          <table:table-cell table:formula="of:=1-[.G138]" office:value-type="float" office:value="1.0366171" calcext:value-type="float">
            <text:p>1.0366171</text:p>
          </table:table-cell>
          <table:table-cell office:value-type="float" office:value="-0.0144359" calcext:value-type="float">
            <text:p>-0.0144359</text:p>
          </table:table-cell>
          <table:table-cell table:formula="of:=1-[.I138]" office:value-type="float" office:value="1.0144359" calcext:value-type="float">
            <text:p>1.0144359</text:p>
          </table:table-cell>
          <table:table-cell office:value-type="float" office:value="-0.188744" calcext:value-type="float">
            <text:p>-0.188744</text:p>
          </table:table-cell>
          <table:table-cell table:formula="of:=1-[.K138]" office:value-type="float" office:value="1.188744" calcext:value-type="float">
            <text:p>1.188744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-[.O138]" office:value-type="float" office:value="0.586916" calcext:value-type="float">
            <text:p>0.5869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360357" calcext:value-type="float">
            <text:p>-0.360357</text:p>
          </table:table-cell>
          <table:table-cell table:formula="of:=1-[.C139]" office:value-type="float" office:value="1.360357" calcext:value-type="float">
            <text:p>1.360357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-0.460126" calcext:value-type="float">
            <text:p>-0.460126</text:p>
          </table:table-cell>
          <table:table-cell table:formula="of:=1-[.G139]" office:value-type="float" office:value="1.460126" calcext:value-type="float">
            <text:p>1.460126</text:p>
          </table:table-cell>
          <table:table-cell office:value-type="float" office:value="-0.409129" calcext:value-type="float">
            <text:p>-0.409129</text:p>
          </table:table-cell>
          <table:table-cell table:formula="of:=1-[.I139]" office:value-type="float" office:value="1.409129" calcext:value-type="float">
            <text:p>1.409129</text:p>
          </table:table-cell>
          <table:table-cell office:value-type="float" office:value="-0.431528" calcext:value-type="float">
            <text:p>-0.431528</text:p>
          </table:table-cell>
          <table:table-cell table:formula="of:=1-[.K139]" office:value-type="float" office:value="1.431528" calcext:value-type="float">
            <text:p>1.431528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-[.O139]" office:value-type="float" office:value="0.322739" calcext:value-type="float">
            <text:p>0.3227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74838" calcext:value-type="float">
            <text:p>-0.674838</text:p>
          </table:table-cell>
          <table:table-cell table:formula="of:=1-[.C140]" office:value-type="float" office:value="1.674838" calcext:value-type="float">
            <text:p>1.674838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-0.837387" calcext:value-type="float">
            <text:p>-0.837387</text:p>
          </table:table-cell>
          <table:table-cell table:formula="of:=1-[.G140]" office:value-type="float" office:value="1.837387" calcext:value-type="float">
            <text:p>1.837387</text:p>
          </table:table-cell>
          <table:table-cell office:value-type="float" office:value="-0.824805" calcext:value-type="float">
            <text:p>-0.824805</text:p>
          </table:table-cell>
          <table:table-cell table:formula="of:=1-[.I140]" office:value-type="float" office:value="1.824805" calcext:value-type="float">
            <text:p>1.824805</text:p>
          </table:table-cell>
          <table:table-cell office:value-type="float" office:value="-0.932352" calcext:value-type="float">
            <text:p>-0.932352</text:p>
          </table:table-cell>
          <table:table-cell table:formula="of:=1-[.K140]" office:value-type="float" office:value="1.932352" calcext:value-type="float">
            <text:p>1.932352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-[.O140]" office:value-type="float" office:value="-0.00713000000000008" calcext:value-type="float">
            <text:p>-0.007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17534" calcext:value-type="float">
            <text:p>-0.17534</text:p>
          </table:table-cell>
          <table:table-cell table:formula="of:=1-[.C141]" office:value-type="float" office:value="1.17534" calcext:value-type="float">
            <text:p>1.17534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-0.432175" calcext:value-type="float">
            <text:p>-0.432175</text:p>
          </table:table-cell>
          <table:table-cell table:formula="of:=1-[.G141]" office:value-type="float" office:value="1.432175" calcext:value-type="float">
            <text:p>1.432175</text:p>
          </table:table-cell>
          <table:table-cell office:value-type="float" office:value="-0.347712" calcext:value-type="float">
            <text:p>-0.347712</text:p>
          </table:table-cell>
          <table:table-cell table:formula="of:=1-[.I141]" office:value-type="float" office:value="1.347712" calcext:value-type="float">
            <text:p>1.347712</text:p>
          </table:table-cell>
          <table:table-cell office:value-type="float" office:value="-0.422964" calcext:value-type="float">
            <text:p>-0.422964</text:p>
          </table:table-cell>
          <table:table-cell table:formula="of:=1-[.K141]" office:value-type="float" office:value="1.422964" calcext:value-type="float">
            <text:p>1.422964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-[.O141]" office:value-type="float" office:value="0.167625" calcext:value-type="float">
            <text:p>0.1676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82586" calcext:value-type="float">
            <text:p>0.0482586</text:p>
          </table:table-cell>
          <table:table-cell table:formula="of:=1-[.C142]" office:value-type="float" office:value="0.9517414" calcext:value-type="float">
            <text:p>0.9517414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-0.0499911" calcext:value-type="float">
            <text:p>-0.0499911</text:p>
          </table:table-cell>
          <table:table-cell table:formula="of:=1-[.G142]" office:value-type="float" office:value="1.0499911" calcext:value-type="float">
            <text:p>1.0499911</text:p>
          </table:table-cell>
          <table:table-cell office:value-type="float" office:value="-0.0246246" calcext:value-type="float">
            <text:p>-0.0246246</text:p>
          </table:table-cell>
          <table:table-cell table:formula="of:=1-[.I142]" office:value-type="float" office:value="1.0246246" calcext:value-type="float">
            <text:p>1.0246246</text:p>
          </table:table-cell>
          <table:table-cell office:value-type="float" office:value="-0.130626" calcext:value-type="float">
            <text:p>-0.130626</text:p>
          </table:table-cell>
          <table:table-cell table:formula="of:=1-[.K142]" office:value-type="float" office:value="1.130626" calcext:value-type="float">
            <text:p>1.130626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-[.O142]" office:value-type="float" office:value="0.481255" calcext:value-type="float">
            <text:p>0.4812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-0.203164" calcext:value-type="float">
            <text:p>-0.203164</text:p>
          </table:table-cell>
          <table:table-cell table:formula="of:=1-[.C143]" office:value-type="float" office:value="1.203164" calcext:value-type="float">
            <text:p>1.203164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-0.657905" calcext:value-type="float">
            <text:p>-0.657905</text:p>
          </table:table-cell>
          <table:table-cell table:formula="of:=1-[.G143]" office:value-type="float" office:value="1.657905" calcext:value-type="float">
            <text:p>1.657905</text:p>
          </table:table-cell>
          <table:table-cell office:value-type="float" office:value="-0.435182" calcext:value-type="float">
            <text:p>-0.435182</text:p>
          </table:table-cell>
          <table:table-cell table:formula="of:=1-[.I143]" office:value-type="float" office:value="1.435182" calcext:value-type="float">
            <text:p>1.435182</text:p>
          </table:table-cell>
          <table:table-cell office:value-type="float" office:value="-2.08601" calcext:value-type="float">
            <text:p>-2.08601</text:p>
          </table:table-cell>
          <table:table-cell table:formula="of:=1-[.K143]" office:value-type="float" office:value="3.08601" calcext:value-type="float">
            <text:p>3.08601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-[.O143]" office:value-type="float" office:value="0.102011" calcext:value-type="float">
            <text:p>0.1020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786534" calcext:value-type="float">
            <text:p>0.0786534</text:p>
          </table:table-cell>
          <table:table-cell table:formula="of:=1-[.C144]" office:value-type="float" office:value="0.9213466" calcext:value-type="float">
            <text:p>0.9213466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-0.0370707" calcext:value-type="float">
            <text:p>-0.0370707</text:p>
          </table:table-cell>
          <table:table-cell table:formula="of:=1-[.G144]" office:value-type="float" office:value="1.0370707" calcext:value-type="float">
            <text:p>1.0370707</text:p>
          </table:table-cell>
          <table:table-cell office:value-type="float" office:value="0.00333571" calcext:value-type="float">
            <text:p>0.00333571</text:p>
          </table:table-cell>
          <table:table-cell table:formula="of:=1-[.I144]" office:value-type="float" office:value="0.99666429" calcext:value-type="float">
            <text:p>0.99666429</text:p>
          </table:table-cell>
          <table:table-cell office:value-type="float" office:value="-0.0318535" calcext:value-type="float">
            <text:p>-0.0318535</text:p>
          </table:table-cell>
          <table:table-cell table:formula="of:=1-[.K144]" office:value-type="float" office:value="1.0318535" calcext:value-type="float">
            <text:p>1.031853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-[.O144]" office:value-type="float" office:value="0.506768" calcext:value-type="float">
            <text:p>0.5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137532" calcext:value-type="float">
            <text:p>0.137532</text:p>
          </table:table-cell>
          <table:table-cell table:formula="of:=1-[.C145]" office:value-type="float" office:value="0.862468" calcext:value-type="float">
            <text:p>0.862468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105874" calcext:value-type="float">
            <text:p>0.105874</text:p>
          </table:table-cell>
          <table:table-cell table:formula="of:=1-[.G145]" office:value-type="float" office:value="0.894126" calcext:value-type="float">
            <text:p>0.894126</text:p>
          </table:table-cell>
          <table:table-cell office:value-type="float" office:value="0.121104" calcext:value-type="float">
            <text:p>0.121104</text:p>
          </table:table-cell>
          <table:table-cell table:formula="of:=1-[.I145]" office:value-type="float" office:value="0.878896" calcext:value-type="float">
            <text:p>0.878896</text:p>
          </table:table-cell>
          <table:table-cell office:value-type="float" office:value="0.114895" calcext:value-type="float">
            <text:p>0.114895</text:p>
          </table:table-cell>
          <table:table-cell table:formula="of:=1-[.K145]" office:value-type="float" office:value="0.885105" calcext:value-type="float">
            <text:p>0.885105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-[.O145]" office:value-type="float" office:value="0.588921" calcext:value-type="float">
            <text:p>0.5889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35876" calcext:value-type="float">
            <text:p>0.235876</text:p>
          </table:table-cell>
          <table:table-cell table:formula="of:=1-[.C146]" office:value-type="float" office:value="0.764124" calcext:value-type="float">
            <text:p>0.764124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19721" calcext:value-type="float">
            <text:p>0.19721</text:p>
          </table:table-cell>
          <table:table-cell table:formula="of:=1-[.G146]" office:value-type="float" office:value="0.80279" calcext:value-type="float">
            <text:p>0.80279</text:p>
          </table:table-cell>
          <table:table-cell office:value-type="float" office:value="0.205716" calcext:value-type="float">
            <text:p>0.205716</text:p>
          </table:table-cell>
          <table:table-cell table:formula="of:=1-[.I146]" office:value-type="float" office:value="0.794284" calcext:value-type="float">
            <text:p>0.794284</text:p>
          </table:table-cell>
          <table:table-cell office:value-type="float" office:value="0.215625" calcext:value-type="float">
            <text:p>0.215625</text:p>
          </table:table-cell>
          <table:table-cell table:formula="of:=1-[.K146]" office:value-type="float" office:value="0.784375" calcext:value-type="float">
            <text:p>0.784375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-[.O146]" office:value-type="float" office:value="0.68956" calcext:value-type="float">
            <text:p>0.6895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5380535675004" calcext:value-type="float">
            <text:p>0.1253805357</text:p>
          </table:table-cell>
          <table:table-cell table:style-name="ce1" table:formula="of:=CORREL([.B134:.B146];[.D134:.D146])" office:value-type="float" office:value="-0.125380535675004" calcext:value-type="float">
            <text:p>-0.1253805357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9275463078259" calcext:value-type="float">
            <text:p>0.4292754631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292828261290061" calcext:value-type="float">
            <text:p>-0.2928282613</text:p>
          </table:table-cell>
          <table:table-cell table:style-name="ce2" table:formula="of:=CORREL([.B134:.B146];[.I134:.I146])" office:value-type="float" office:value="0.231961409597044" calcext:value-type="float">
            <text:p>0.2319614096</text:p>
          </table:table-cell>
          <table:table-cell table:style-name="ce1" table:formula="of:=CORREL([.B134:.B146];[.J134:.J146])" office:value-type="float" office:value="-0.231961409597044" calcext:value-type="float">
            <text:p>-0.2319614096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-0.265395611240999" calcext:value-type="float">
            <text:p>-0.2653956112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27725" calcext:value-type="float">
            <text:p>0.127725</text:p>
          </table:table-cell>
          <table:table-cell table:formula="of:=1-[.C150]" office:value-type="float" office:value="0.872275" calcext:value-type="float">
            <text:p>0.872275</text:p>
          </table:table-cell>
          <table:table-cell office:value-type="float" office:value="0.135272" calcext:value-type="float">
            <text:p>0.135272</text:p>
          </table:table-cell>
          <table:table-cell table:formula="of:=1-[.E150]" office:value-type="float" office:value="0.864728" calcext:value-type="float">
            <text:p>0.864728</text:p>
          </table:table-cell>
          <table:table-cell office:value-type="float" office:value="0.119891" calcext:value-type="float">
            <text:p>0.119891</text:p>
          </table:table-cell>
          <table:table-cell table:formula="of:=1-[.G150]" office:value-type="float" office:value="0.880109" calcext:value-type="float">
            <text:p>0.880109</text:p>
          </table:table-cell>
          <table:table-cell office:value-type="float" office:value="0.121441" calcext:value-type="float">
            <text:p>0.121441</text:p>
          </table:table-cell>
          <table:table-cell table:formula="of:=1-[.I150]" office:value-type="float" office:value="0.878559" calcext:value-type="float">
            <text:p>0.878559</text:p>
          </table:table-cell>
          <table:table-cell office:value-type="float" office:value="0.120568" calcext:value-type="float">
            <text:p>0.120568</text:p>
          </table:table-cell>
          <table:table-cell table:formula="of:=1-[.K150]" office:value-type="float" office:value="0.879432" calcext:value-type="float">
            <text:p>0.879432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-[.O150]" office:value-type="float" office:value="0.864174" calcext:value-type="float">
            <text:p>0.864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497369" calcext:value-type="float">
            <text:p>0.0497369</text:p>
          </table:table-cell>
          <table:table-cell table:formula="of:=1-[.C151]" office:value-type="float" office:value="0.9502631" calcext:value-type="float">
            <text:p>0.9502631</text:p>
          </table:table-cell>
          <table:table-cell office:value-type="float" office:value="0.144813" calcext:value-type="float">
            <text:p>0.144813</text:p>
          </table:table-cell>
          <table:table-cell table:formula="of:=1-[.E151]" office:value-type="float" office:value="0.855187" calcext:value-type="float">
            <text:p>0.855187</text:p>
          </table:table-cell>
          <table:table-cell office:value-type="float" office:value="0.00786411" calcext:value-type="float">
            <text:p>0.00786411</text:p>
          </table:table-cell>
          <table:table-cell table:formula="of:=1-[.G151]" office:value-type="float" office:value="0.99213589" calcext:value-type="float">
            <text:p>0.99213589</text:p>
          </table:table-cell>
          <table:table-cell office:value-type="float" office:value="-0.0227238" calcext:value-type="float">
            <text:p>-0.0227238</text:p>
          </table:table-cell>
          <table:table-cell table:formula="of:=1-[.I151]" office:value-type="float" office:value="1.0227238" calcext:value-type="float">
            <text:p>1.0227238</text:p>
          </table:table-cell>
          <table:table-cell office:value-type="float" office:value="0.0127703" calcext:value-type="float">
            <text:p>0.0127703</text:p>
          </table:table-cell>
          <table:table-cell table:formula="of:=1-[.K151]" office:value-type="float" office:value="0.9872297" calcext:value-type="float">
            <text:p>0.9872297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-[.O151]" office:value-type="float" office:value="0.758345" calcext:value-type="float">
            <text:p>0.7583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198053" calcext:value-type="float">
            <text:p>0.198053</text:p>
          </table:table-cell>
          <table:table-cell table:formula="of:=1-[.C152]" office:value-type="float" office:value="0.801947" calcext:value-type="float">
            <text:p>0.801947</text:p>
          </table:table-cell>
          <table:table-cell office:value-type="float" office:value="0.224326" calcext:value-type="float">
            <text:p>0.224326</text:p>
          </table:table-cell>
          <table:table-cell table:formula="of:=1-[.E152]" office:value-type="float" office:value="0.775674" calcext:value-type="float">
            <text:p>0.775674</text:p>
          </table:table-cell>
          <table:table-cell office:value-type="float" office:value="0.198851" calcext:value-type="float">
            <text:p>0.198851</text:p>
          </table:table-cell>
          <table:table-cell table:formula="of:=1-[.G152]" office:value-type="float" office:value="0.801149" calcext:value-type="float">
            <text:p>0.801149</text:p>
          </table:table-cell>
          <table:table-cell office:value-type="float" office:value="0.198881" calcext:value-type="float">
            <text:p>0.198881</text:p>
          </table:table-cell>
          <table:table-cell table:formula="of:=1-[.I152]" office:value-type="float" office:value="0.801119" calcext:value-type="float">
            <text:p>0.801119</text:p>
          </table:table-cell>
          <table:table-cell office:value-type="float" office:value="0.199479" calcext:value-type="float">
            <text:p>0.199479</text:p>
          </table:table-cell>
          <table:table-cell table:formula="of:=1-[.K152]" office:value-type="float" office:value="0.800521" calcext:value-type="float">
            <text:p>0.800521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-[.O152]" office:value-type="float" office:value="0.775059" calcext:value-type="float">
            <text:p>0.7750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1061" calcext:value-type="float">
            <text:p>0.171061</text:p>
          </table:table-cell>
          <table:table-cell table:formula="of:=1-[.C153]" office:value-type="float" office:value="0.828939" calcext:value-type="float">
            <text:p>0.828939</text:p>
          </table:table-cell>
          <table:table-cell office:value-type="float" office:value="0.242443" calcext:value-type="float">
            <text:p>0.242443</text:p>
          </table:table-cell>
          <table:table-cell table:formula="of:=1-[.E153]" office:value-type="float" office:value="0.757557" calcext:value-type="float">
            <text:p>0.757557</text:p>
          </table:table-cell>
          <table:table-cell office:value-type="float" office:value="0.147687" calcext:value-type="float">
            <text:p>0.147687</text:p>
          </table:table-cell>
          <table:table-cell table:formula="of:=1-[.G153]" office:value-type="float" office:value="0.852313" calcext:value-type="float">
            <text:p>0.852313</text:p>
          </table:table-cell>
          <table:table-cell office:value-type="float" office:value="0.133988" calcext:value-type="float">
            <text:p>0.133988</text:p>
          </table:table-cell>
          <table:table-cell table:formula="of:=1-[.I153]" office:value-type="float" office:value="0.866012" calcext:value-type="float">
            <text:p>0.866012</text:p>
          </table:table-cell>
          <table:table-cell office:value-type="float" office:value="0.145527" calcext:value-type="float">
            <text:p>0.145527</text:p>
          </table:table-cell>
          <table:table-cell table:formula="of:=1-[.K153]" office:value-type="float" office:value="0.854473" calcext:value-type="float">
            <text:p>0.854473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-[.O153]" office:value-type="float" office:value="0.702684" calcext:value-type="float">
            <text:p>0.7026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-0.0423199" calcext:value-type="float">
            <text:p>-0.0423199</text:p>
          </table:table-cell>
          <table:table-cell table:formula="of:=1-[.C154]" office:value-type="float" office:value="1.0423199" calcext:value-type="float">
            <text:p>1.0423199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-0.0949776" calcext:value-type="float">
            <text:p>-0.0949776</text:p>
          </table:table-cell>
          <table:table-cell table:formula="of:=1-[.G154]" office:value-type="float" office:value="1.0949776" calcext:value-type="float">
            <text:p>1.0949776</text:p>
          </table:table-cell>
          <table:table-cell office:value-type="float" office:value="-0.129363" calcext:value-type="float">
            <text:p>-0.129363</text:p>
          </table:table-cell>
          <table:table-cell table:formula="of:=1-[.I154]" office:value-type="float" office:value="1.129363" calcext:value-type="float">
            <text:p>1.129363</text:p>
          </table:table-cell>
          <table:table-cell office:value-type="float" office:value="-0.0964954" calcext:value-type="float">
            <text:p>-0.0964954</text:p>
          </table:table-cell>
          <table:table-cell table:formula="of:=1-[.K154]" office:value-type="float" office:value="1.0964954" calcext:value-type="float">
            <text:p>1.0964954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-[.O154]" office:value-type="float" office:value="0.672473" calcext:value-type="float">
            <text:p>0.6724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1612" calcext:value-type="float">
            <text:p>0.021612</text:p>
          </table:table-cell>
          <table:table-cell table:formula="of:=1-[.C155]" office:value-type="float" office:value="0.978388" calcext:value-type="float">
            <text:p>0.978388</text:p>
          </table:table-cell>
          <table:table-cell office:value-type="float" office:value="0.131752" calcext:value-type="float">
            <text:p>0.131752</text:p>
          </table:table-cell>
          <table:table-cell table:formula="of:=1-[.E155]" office:value-type="float" office:value="0.868248" calcext:value-type="float">
            <text:p>0.868248</text:p>
          </table:table-cell>
          <table:table-cell office:value-type="float" office:value="-0.0200401" calcext:value-type="float">
            <text:p>-0.0200401</text:p>
          </table:table-cell>
          <table:table-cell table:formula="of:=1-[.G155]" office:value-type="float" office:value="1.0200401" calcext:value-type="float">
            <text:p>1.0200401</text:p>
          </table:table-cell>
          <table:table-cell office:value-type="float" office:value="-0.037881" calcext:value-type="float">
            <text:p>-0.037881</text:p>
          </table:table-cell>
          <table:table-cell table:formula="of:=1-[.I155]" office:value-type="float" office:value="1.037881" calcext:value-type="float">
            <text:p>1.037881</text:p>
          </table:table-cell>
          <table:table-cell office:value-type="float" office:value="-0.0172378" calcext:value-type="float">
            <text:p>-0.0172378</text:p>
          </table:table-cell>
          <table:table-cell table:formula="of:=1-[.K155]" office:value-type="float" office:value="1.0172378" calcext:value-type="float">
            <text:p>1.0172378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-[.O155]" office:value-type="float" office:value="0.771659" calcext:value-type="float">
            <text:p>0.7716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2214" calcext:value-type="float">
            <text:p>0.102214</text:p>
          </table:table-cell>
          <table:table-cell table:formula="of:=1-[.C156]" office:value-type="float" office:value="0.897786" calcext:value-type="float">
            <text:p>0.897786</text:p>
          </table:table-cell>
          <table:table-cell office:value-type="float" office:value="0.197104" calcext:value-type="float">
            <text:p>0.197104</text:p>
          </table:table-cell>
          <table:table-cell table:formula="of:=1-[.E156]" office:value-type="float" office:value="0.802896" calcext:value-type="float">
            <text:p>0.802896</text:p>
          </table:table-cell>
          <table:table-cell office:value-type="float" office:value="0.0789144" calcext:value-type="float">
            <text:p>0.0789144</text:p>
          </table:table-cell>
          <table:table-cell table:formula="of:=1-[.G156]" office:value-type="float" office:value="0.9210856" calcext:value-type="float">
            <text:p>0.9210856</text:p>
          </table:table-cell>
          <table:table-cell office:value-type="float" office:value="0.0618181" calcext:value-type="float">
            <text:p>0.0618181</text:p>
          </table:table-cell>
          <table:table-cell table:formula="of:=1-[.I156]" office:value-type="float" office:value="0.9381819" calcext:value-type="float">
            <text:p>0.9381819</text:p>
          </table:table-cell>
          <table:table-cell office:value-type="float" office:value="0.0853098" calcext:value-type="float">
            <text:p>0.0853098</text:p>
          </table:table-cell>
          <table:table-cell table:formula="of:=1-[.K156]" office:value-type="float" office:value="0.9146902" calcext:value-type="float">
            <text:p>0.9146902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-[.O156]" office:value-type="float" office:value="0.743057" calcext:value-type="float">
            <text:p>0.7430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199285" calcext:value-type="float">
            <text:p>0.199285</text:p>
          </table:table-cell>
          <table:table-cell table:formula="of:=1-[.C157]" office:value-type="float" office:value="0.800715" calcext:value-type="float">
            <text:p>0.800715</text:p>
          </table:table-cell>
          <table:table-cell office:value-type="float" office:value="0.230148" calcext:value-type="float">
            <text:p>0.230148</text:p>
          </table:table-cell>
          <table:table-cell table:formula="of:=1-[.E157]" office:value-type="float" office:value="0.769852" calcext:value-type="float">
            <text:p>0.769852</text:p>
          </table:table-cell>
          <table:table-cell office:value-type="float" office:value="0.200497" calcext:value-type="float">
            <text:p>0.200497</text:p>
          </table:table-cell>
          <table:table-cell table:formula="of:=1-[.G157]" office:value-type="float" office:value="0.799503" calcext:value-type="float">
            <text:p>0.799503</text:p>
          </table:table-cell>
          <table:table-cell office:value-type="float" office:value="0.200198" calcext:value-type="float">
            <text:p>0.200198</text:p>
          </table:table-cell>
          <table:table-cell table:formula="of:=1-[.I157]" office:value-type="float" office:value="0.799802" calcext:value-type="float">
            <text:p>0.799802</text:p>
          </table:table-cell>
          <table:table-cell office:value-type="float" office:value="0.200821" calcext:value-type="float">
            <text:p>0.200821</text:p>
          </table:table-cell>
          <table:table-cell table:formula="of:=1-[.K157]" office:value-type="float" office:value="0.799179" calcext:value-type="float">
            <text:p>0.799179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-[.O157]" office:value-type="float" office:value="0.769296" calcext:value-type="float">
            <text:p>0.7692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5201" calcext:value-type="float">
            <text:p>0.15201</text:p>
          </table:table-cell>
          <table:table-cell table:formula="of:=1-[.C158]" office:value-type="float" office:value="0.84799" calcext:value-type="float">
            <text:p>0.84799</text:p>
          </table:table-cell>
          <table:table-cell office:value-type="float" office:value="0.227453" calcext:value-type="float">
            <text:p>0.227453</text:p>
          </table:table-cell>
          <table:table-cell table:formula="of:=1-[.E158]" office:value-type="float" office:value="0.772547" calcext:value-type="float">
            <text:p>0.772547</text:p>
          </table:table-cell>
          <table:table-cell office:value-type="float" office:value="0.142784" calcext:value-type="float">
            <text:p>0.142784</text:p>
          </table:table-cell>
          <table:table-cell table:formula="of:=1-[.G158]" office:value-type="float" office:value="0.857216" calcext:value-type="float">
            <text:p>0.857216</text:p>
          </table:table-cell>
          <table:table-cell office:value-type="float" office:value="0.130854" calcext:value-type="float">
            <text:p>0.130854</text:p>
          </table:table-cell>
          <table:table-cell table:formula="of:=1-[.I158]" office:value-type="float" office:value="0.869146" calcext:value-type="float">
            <text:p>0.869146</text:p>
          </table:table-cell>
          <table:table-cell office:value-type="float" office:value="0.145204" calcext:value-type="float">
            <text:p>0.145204</text:p>
          </table:table-cell>
          <table:table-cell table:formula="of:=1-[.K158]" office:value-type="float" office:value="0.854796" calcext:value-type="float">
            <text:p>0.854796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-[.O158]" office:value-type="float" office:value="0.738812" calcext:value-type="float">
            <text:p>0.7388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168431" calcext:value-type="float">
            <text:p>0.168431</text:p>
          </table:table-cell>
          <table:table-cell table:formula="of:=1-[.C159]" office:value-type="float" office:value="0.831569" calcext:value-type="float">
            <text:p>0.831569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122498" calcext:value-type="float">
            <text:p>0.122498</text:p>
          </table:table-cell>
          <table:table-cell table:formula="of:=1-[.G159]" office:value-type="float" office:value="0.877502" calcext:value-type="float">
            <text:p>0.877502</text:p>
          </table:table-cell>
          <table:table-cell office:value-type="float" office:value="0.0824702" calcext:value-type="float">
            <text:p>0.0824702</text:p>
          </table:table-cell>
          <table:table-cell table:formula="of:=1-[.I159]" office:value-type="float" office:value="0.9175298" calcext:value-type="float">
            <text:p>0.9175298</text:p>
          </table:table-cell>
          <table:table-cell office:value-type="float" office:value="0.137919" calcext:value-type="float">
            <text:p>0.137919</text:p>
          </table:table-cell>
          <table:table-cell table:formula="of:=1-[.K159]" office:value-type="float" office:value="0.862081" calcext:value-type="float">
            <text:p>0.862081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-[.O159]" office:value-type="float" office:value="0.449963" calcext:value-type="float">
            <text:p>0.4499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766761" calcext:value-type="float">
            <text:p>0.0766761</text:p>
          </table:table-cell>
          <table:table-cell table:formula="of:=1-[.C160]" office:value-type="float" office:value="0.9233239" calcext:value-type="float">
            <text:p>0.9233239</text:p>
          </table:table-cell>
          <table:table-cell office:value-type="float" office:value="0.217068" calcext:value-type="float">
            <text:p>0.217068</text:p>
          </table:table-cell>
          <table:table-cell table:formula="of:=1-[.E160]" office:value-type="float" office:value="0.782932" calcext:value-type="float">
            <text:p>0.782932</text:p>
          </table:table-cell>
          <table:table-cell office:value-type="float" office:value="0.0462441" calcext:value-type="float">
            <text:p>0.0462441</text:p>
          </table:table-cell>
          <table:table-cell table:formula="of:=1-[.G160]" office:value-type="float" office:value="0.9537559" calcext:value-type="float">
            <text:p>0.9537559</text:p>
          </table:table-cell>
          <table:table-cell office:value-type="float" office:value="0.0255684" calcext:value-type="float">
            <text:p>0.0255684</text:p>
          </table:table-cell>
          <table:table-cell table:formula="of:=1-[.I160]" office:value-type="float" office:value="0.9744316" calcext:value-type="float">
            <text:p>0.9744316</text:p>
          </table:table-cell>
          <table:table-cell office:value-type="float" office:value="0.05548" calcext:value-type="float">
            <text:p>0.05548</text:p>
          </table:table-cell>
          <table:table-cell table:formula="of:=1-[.K160]" office:value-type="float" office:value="0.94452" calcext:value-type="float">
            <text:p>0.94452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-[.O160]" office:value-type="float" office:value="0.704134" calcext:value-type="float">
            <text:p>0.7041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862301" calcext:value-type="float">
            <text:p>0.0862301</text:p>
          </table:table-cell>
          <table:table-cell table:formula="of:=1-[.C161]" office:value-type="float" office:value="0.9137699" calcext:value-type="float">
            <text:p>0.9137699</text:p>
          </table:table-cell>
          <table:table-cell office:value-type="float" office:value="0.178733" calcext:value-type="float">
            <text:p>0.178733</text:p>
          </table:table-cell>
          <table:table-cell table:formula="of:=1-[.E161]" office:value-type="float" office:value="0.821267" calcext:value-type="float">
            <text:p>0.821267</text:p>
          </table:table-cell>
          <table:table-cell office:value-type="float" office:value="0.0488248" calcext:value-type="float">
            <text:p>0.0488248</text:p>
          </table:table-cell>
          <table:table-cell table:formula="of:=1-[.G161]" office:value-type="float" office:value="0.9511752" calcext:value-type="float">
            <text:p>0.9511752</text:p>
          </table:table-cell>
          <table:table-cell office:value-type="float" office:value="0.0251821" calcext:value-type="float">
            <text:p>0.0251821</text:p>
          </table:table-cell>
          <table:table-cell table:formula="of:=1-[.I161]" office:value-type="float" office:value="0.9748179" calcext:value-type="float">
            <text:p>0.9748179</text:p>
          </table:table-cell>
          <table:table-cell office:value-type="float" office:value="0.0489073" calcext:value-type="float">
            <text:p>0.0489073</text:p>
          </table:table-cell>
          <table:table-cell table:formula="of:=1-[.K161]" office:value-type="float" office:value="0.9510927" calcext:value-type="float">
            <text:p>0.9510927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-[.O161]" office:value-type="float" office:value="0.742345" calcext:value-type="float">
            <text:p>0.7423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-0.0383372" calcext:value-type="float">
            <text:p>-0.0383372</text:p>
          </table:table-cell>
          <table:table-cell table:formula="of:=1-[.C162]" office:value-type="float" office:value="1.0383372" calcext:value-type="float">
            <text:p>1.0383372</text:p>
          </table:table-cell>
          <table:table-cell office:value-type="float" office:value="0.277849" calcext:value-type="float">
            <text:p>0.277849</text:p>
          </table:table-cell>
          <table:table-cell table:formula="of:=1-[.E162]" office:value-type="float" office:value="0.722151" calcext:value-type="float">
            <text:p>0.722151</text:p>
          </table:table-cell>
          <table:table-cell office:value-type="float" office:value="-0.0732367" calcext:value-type="float">
            <text:p>-0.0732367</text:p>
          </table:table-cell>
          <table:table-cell table:formula="of:=1-[.G162]" office:value-type="float" office:value="1.0732367" calcext:value-type="float">
            <text:p>1.0732367</text:p>
          </table:table-cell>
          <table:table-cell office:value-type="float" office:value="-0.101858" calcext:value-type="float">
            <text:p>-0.101858</text:p>
          </table:table-cell>
          <table:table-cell table:formula="of:=1-[.I162]" office:value-type="float" office:value="1.101858" calcext:value-type="float">
            <text:p>1.101858</text:p>
          </table:table-cell>
          <table:table-cell office:value-type="float" office:value="-0.0648567" calcext:value-type="float">
            <text:p>-0.0648567</text:p>
          </table:table-cell>
          <table:table-cell table:formula="of:=1-[.K162]" office:value-type="float" office:value="1.0648567" calcext:value-type="float">
            <text:p>1.0648567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-[.O162]" office:value-type="float" office:value="0.564535" calcext:value-type="float">
            <text:p>0.564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6523" calcext:value-type="float">
            <text:p>0.356523</text:p>
          </table:table-cell>
          <table:table-cell table:formula="of:=1-[.C163]" office:value-type="float" office:value="0.643477" calcext:value-type="float">
            <text:p>0.643477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56034" calcext:value-type="float">
            <text:p>0.356034</text:p>
          </table:table-cell>
          <table:table-cell table:formula="of:=1-[.G163]" office:value-type="float" office:value="0.643966" calcext:value-type="float">
            <text:p>0.643966</text:p>
          </table:table-cell>
          <table:table-cell office:value-type="float" office:value="0.356262" calcext:value-type="float">
            <text:p>0.356262</text:p>
          </table:table-cell>
          <table:table-cell table:formula="of:=1-[.I163]" office:value-type="float" office:value="0.643738" calcext:value-type="float">
            <text:p>0.643738</text:p>
          </table:table-cell>
          <table:table-cell office:value-type="float" office:value="0.355375" calcext:value-type="float">
            <text:p>0.355375</text:p>
          </table:table-cell>
          <table:table-cell table:formula="of:=1-[.K163]" office:value-type="float" office:value="0.644625" calcext:value-type="float">
            <text:p>0.644625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1971598329463" calcext:value-type="float">
            <text:p>-0.5197159833</text:p>
          </table:table-cell>
          <table:table-cell table:style-name="ce1" table:formula="of:=CORREL([.B150:.B163];[.D150:.D163])" office:value-type="float" office:value="0.519715983294629" calcext:value-type="float">
            <text:p>0.5197159833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29109913247932" calcext:value-type="float">
            <text:p>0.7291099132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515512006548302" calcext:value-type="float">
            <text:p>0.5155120065</text:p>
          </table:table-cell>
          <table:table-cell table:style-name="ce2" table:formula="of:=CORREL([.B150:.B163];[.I150:.I163])" office:value-type="float" office:value="-0.495998609071853" calcext:value-type="float">
            <text:p>-0.4959986091</text:p>
          </table:table-cell>
          <table:table-cell table:style-name="ce1" table:formula="of:=CORREL([.B150:.B163];[.J150:.J163])" office:value-type="float" office:value="0.495998609071853" calcext:value-type="float">
            <text:p>0.4959986091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530300393094659" calcext:value-type="float">
            <text:p>0.5303003931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80553608082777" calcext:value-type="float">
            <text:p>0.48055360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office:value-type="float" office:value="0.533512267928872" calcext:value-type="float">
            <text:p>0.533512267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6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office:value-type="float" office:value="0.199293402489509" calcext:value-type="float">
            <text:p>0.1992934025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6" office:value-type="float" office:value="0.761830129967098" calcext:value-type="float">
            <text:p>0.7618301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6" office:value-type="float" office:value="0.618204702372982" calcext:value-type="float">
            <text:p>0.6182047024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6" office:value-type="float" office:value="0.37160427090794" calcext:value-type="float">
            <text:p>0.3716042709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office:value-type="float" office:value="0.463491604656794" calcext:value-type="float">
            <text:p>0.4634916047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6" office:value-type="float" office:value="0.749477731245141" calcext:value-type="float">
            <text:p>0.749477731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22443846431354" calcext:value-type="float">
            <text:p>-0.3224438464</text:p>
          </table:table-cell>
          <table:table-cell table:style-name="ce1" table:formula="of:=AVERAGE([.C167:.C174])" office:value-type="float" office:value="0.322443846431354" calcext:value-type="float">
            <text:p>0.3224438464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19618925379755" calcext:value-type="float">
            <text:p>0.5196189254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284917853325539" calcext:value-type="float">
            <text:p>0.2849178533</text:p>
          </table:table-cell>
          <table:table-cell table:formula="of:=AVERAGE([.H167:.H174])" office:value-type="float" office:value="-0.286691298643178" calcext:value-type="float">
            <text:p>-0.2866912986</text:p>
          </table:table-cell>
          <table:table-cell table:style-name="ce1" table:formula="of:=AVERAGE([.I167:.I174])" office:value-type="float" office:value="0.286691298643178" calcext:value-type="float">
            <text:p>0.2866912986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9655440419597" calcext:value-type="float">
            <text:p>0.2965544042</text:p>
          </table:table-cell>
          <table:table-cell table:style-name="ce1" table:formula="of:=AVERAGE([.L167:.L174])" office:value-type="float" office:value="0.3883172853376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1362981682179" calcext:value-type="float">
            <text:p>0.5136298168</text:p>
          </table:table-cell>
          <table:table-cell table:style-name="ce5" table:formula="of:=AVERAGE([.P167:.P174])" office:value-type="float" office:value="0.564522319669582" calcext:value-type="float">
            <text:p>0.5645223197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corr" table:style-name="ta1">
        <table:table-column table:style-name="co1" table:number-columns-repeated="13" table:default-cell-style-name="Default"/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73000396756085" calcext:value-type="float">
            <text:p>0.5730003968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table:style-name="Default"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table:style-name="Default" office:value-type="float" office:value="-0.736811633040557" calcext:value-type="float">
            <text:p>-0.736811633</text:p>
          </table:table-cell>
          <table:table-cell table:style-name="Default" office:value-type="float" office:value="0.736811633040557" calcext:value-type="float">
            <text:p>0.736811633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table:style-name="Default"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office:value-type="float" office:value="0.199293402489509" calcext:value-type="float">
            <text:p>0.1992934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table:style-name="Default" office:value-type="float" office:value="-0.759732767388033" calcext:value-type="float">
            <text:p>-0.7597327674</text:p>
          </table:table-cell>
          <table:table-cell table:style-name="Default" office:value-type="float" office:value="0.759732767388033" calcext:value-type="float">
            <text:p>0.7597327674</text:p>
          </table:table-cell>
          <table:table-cell table:style-name="ce6" office:value-type="float" office:value="0.761830129967098" calcext:value-type="float">
            <text:p>0.76183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table:style-name="Default" office:value-type="float" office:value="-0.614915157208182" calcext:value-type="float">
            <text:p>-0.6149151572</text:p>
          </table:table-cell>
          <table:table-cell table:style-name="Default" office:value-type="float" office:value="0.614915157208182" calcext:value-type="float">
            <text:p>0.6149151572</text:p>
          </table:table-cell>
          <table:table-cell table:style-name="ce6" office:value-type="float" office:value="0.618204702372982" calcext:value-type="float">
            <text:p>0.6182047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table:style-name="Default" office:value-type="float" office:value="-0.320728093779594" calcext:value-type="float">
            <text:p>-0.3207280938</text:p>
          </table:table-cell>
          <table:table-cell table:style-name="Default" office:value-type="float" office:value="0.320728093779594" calcext:value-type="float">
            <text:p>0.3207280938</text:p>
          </table:table-cell>
          <table:table-cell table:style-name="ce6" office:value-type="float" office:value="0.37160427090794" calcext:value-type="float">
            <text:p>0.3716042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table:style-name="Default"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table:style-name="Default" office:value-type="float" office:value="-0.480553608082777" calcext:value-type="float">
            <text:p>-0.4805536081</text:p>
          </table:table-cell>
          <table:table-cell table:style-name="Default" office:value-type="float" office:value="0.480553608082777" calcext:value-type="float">
            <text:p>0.4805536081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22443846431354" calcext:value-type="float">
            <text:p>-0.3224438464</text:p>
          </table:table-cell>
          <table:table-cell table:style-name="ce1" table:formula="of:=AVERAGE([.C13:.C20])" office:value-type="float" office:value="0.322443846431354" calcext:value-type="float">
            <text:p>0.3224438464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19618925379755" calcext:value-type="float">
            <text:p>0.5196189254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284917853325539" calcext:value-type="float">
            <text:p>0.2849178533</text:p>
          </table:table-cell>
          <table:table-cell table:formula="of:=AVERAGE([.H13:.H20])" office:value-type="float" office:value="-0.286691298643178" calcext:value-type="float">
            <text:p>-0.2866912986</text:p>
          </table:table-cell>
          <table:table-cell table:style-name="ce1" table:formula="of:=AVERAGE([.I13:.I20])" office:value-type="float" office:value="0.286691298643178" calcext:value-type="float">
            <text:p>0.2866912986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9655440419597" calcext:value-type="float">
            <text:p>0.2965544042</text:p>
          </table:table-cell>
          <table:table-cell table:style-name="ce1" table:formula="of:=AVERAGE([.L13:.L20])" office:value-type="float" office:value="0.3883172853376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style-name="Default"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1362981682179" calcext:value-type="float">
            <text:p>0.5136298168</text:p>
          </table:table-cell>
          <table:table-cell table:style-name="ce5" table:formula="of:=AVERAGE([.P13:.P20])" office:value-type="float" office:value="0.564522319669582" calcext:value-type="float">
            <text:p>0.5645223197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7" table:formula="of:=MAX([.B24:.AC24])" office:value-type="float" office:value="0.533512267928872" calcext:value-type="float">
            <text:p>0.533512267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7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9293402489509" calcext:value-type="float">
            <text:p>0.1992934025</text:p>
          </table:table-cell>
          <table:table-cell table:style-name="ce7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7" table:formula="of:=MAX([.B27:.AC27])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7" table:formula="of:=MAX([.B28:.AC28])" office:value-type="float" office:value="0.618204702372982" calcext:value-type="float">
            <text:p>0.6182047024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7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9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7" table:formula="of:=MAX([.B30:.AC30])" office:value-type="float" office:value="0.463491604656794" calcext:value-type="float">
            <text:p>0.4634916047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9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7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formula="of:=AVERAGE([.P24:.P31])" office:value-type="float" office:value="-0.322443846431354" calcext:value-type="float">
            <text:p>-0.3224438464</text:p>
          </table:table-cell>
          <table:table-cell table:style-name="ce1" table:formula="of:=AVERAGE([.Q24:.Q31])" office:value-type="float" office:value="0.322443846431354" calcext:value-type="float">
            <text:p>0.3224438464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19618925379755" calcext:value-type="float">
            <text:p>0.5196189254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284917853325539" calcext:value-type="float">
            <text:p>0.2849178533</text:p>
          </table:table-cell>
          <table:table-cell table:formula="of:=AVERAGE([.V24:.V31])" office:value-type="float" office:value="-0.286691298643178" calcext:value-type="float">
            <text:p>-0.2866912986</text:p>
          </table:table-cell>
          <table:table-cell table:style-name="ce1" table:formula="of:=AVERAGE([.W24:.W31])" office:value-type="float" office:value="0.286691298643178" calcext:value-type="float">
            <text:p>0.2866912986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9655440419597" calcext:value-type="float">
            <text:p>0.2965544042</text:p>
          </table:table-cell>
          <table:table-cell table:style-name="ce1" table:formula="of:=AVERAGE([.Z24:.Z31])" office:value-type="float" office:value="0.3883172853376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1362981682179" calcext:value-type="float">
            <text:p>0.5136298168</text:p>
          </table:table-cell>
          <table:table-cell table:style-name="ce5" table:formula="of:=AVERAGE([.AD24:.AD31])" office:value-type="float" office:value="0.642984916003354" calcext:value-type="float">
            <text:p>0.642984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2:36:06.08041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15:43:52.991348822</dc:date>
    <meta:editing-duration>PT11H33M58S</meta:editing-duration>
    <meta:editing-cycles>75</meta:editing-cycles>
    <meta:generator>LibreOffice/4.2.8.2$Linux_X86_64 LibreOffice_project/420m0$Build-2</meta:generator>
    <meta:document-statistic meta:table-count="3" meta:cell-count="5474" meta:object-count="0"/>
  </office:meta>
</office:document-meta>
</file>